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79in" fo:margin-left="0in" fo:break-before="column" table:align="left"/>
    </style:style>
    <style:style style:name="Table1.A" style:family="table-column">
      <style:table-column-properties style:column-width="1.125in"/>
    </style:style>
    <style:style style:name="Table1.B" style:family="table-column">
      <style:table-column-properties style:column-width="3.75in"/>
    </style:style>
    <style:style style:name="Table1.C" style:family="table-column">
      <style:table-column-properties style:column-width="1.822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alibri" fo:font-size="14pt" fo:font-weight="bold" style:font-size-asian="14pt" style:font-weight-asian="bold" style:font-size-complex="14pt" style:font-weight-complex="bold"/>
    </style:style>
    <style:style style:name="P2" style:family="paragraph" style:parent-style-name="Standard">
      <style:paragraph-properties fo:text-align="end" style:justify-single-word="false"/>
      <style:text-properties style:font-name="Calibri" fo:font-size="11pt" fo:font-weight="normal" officeooo:rsid="000edb14" officeooo:paragraph-rsid="000edb14" style:font-size-asian="9.60000038146973pt" style:font-weight-asian="normal" style:font-size-complex="11pt" style:font-weight-complex="normal"/>
    </style:style>
    <style:style style:name="P3" style:family="paragraph" style:parent-style-name="Standard">
      <style:paragraph-properties fo:text-align="start" style:justify-single-word="false"/>
      <style:text-properties style:font-name="Calibri" fo:font-size="11pt" fo:font-weight="normal" officeooo:rsid="000edb14" officeooo:paragraph-rsid="000edb14"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officeooo:paragraph-rsid="0018e15d"/>
    </style:style>
    <style:style style:name="P5" style:family="paragraph" style:parent-style-name="Table_20_Contents">
      <style:paragraph-properties fo:text-align="start" style:justify-single-word="false"/>
      <style:text-properties style:font-name="Calibri" fo:font-size="11pt" style:font-size-asian="9.60000038146973pt" style:font-size-complex="11pt"/>
    </style:style>
    <style:style style:name="P6" style:family="paragraph" style:parent-style-name="Table_20_Contents">
      <style:paragraph-properties fo:text-align="start" style:justify-single-word="false"/>
      <style:text-properties style:font-name="Calibri" fo:font-size="11pt" officeooo:rsid="000fb61f" officeooo:paragraph-rsid="000fb61f" style:font-size-asian="9.60000038146973pt" style:font-size-complex="11pt"/>
    </style:style>
    <style:style style:name="P7" style:family="paragraph" style:parent-style-name="Table_20_Contents">
      <style:paragraph-properties fo:text-align="start" style:justify-single-word="false"/>
      <style:text-properties style:font-name="Calibri" fo:font-size="11pt" officeooo:rsid="000fb61f" officeooo:paragraph-rsid="001c0478" style:font-size-asian="9.60000038146973pt" style:font-size-complex="11pt"/>
    </style:style>
    <style:style style:name="P8" style:family="paragraph" style:parent-style-name="Table_20_Contents">
      <style:paragraph-properties fo:text-align="start" style:justify-single-word="false"/>
      <style:text-properties style:font-name="Calibri" fo:font-size="11pt" officeooo:rsid="0011afc5" officeooo:paragraph-rsid="0011afc5" style:font-size-asian="9.60000038146973pt" style:font-size-complex="11pt"/>
    </style:style>
    <style:style style:name="P9" style:family="paragraph" style:parent-style-name="Table_20_Contents">
      <style:paragraph-properties fo:text-align="start" style:justify-single-word="false"/>
      <style:text-properties style:font-name="Calibri" fo:font-size="11pt" fo:font-weight="bold" style:font-size-asian="9.60000038146973pt" style:font-weight-asian="bold" style:font-size-complex="11pt" style:font-weight-complex="bold"/>
    </style:style>
    <style:style style:name="P10" style:family="paragraph" style:parent-style-name="Table_20_Contents">
      <style:paragraph-properties fo:text-align="start" style:justify-single-word="false"/>
      <style:text-properties style:font-name="Calibri" fo:font-size="11pt" fo:font-weight="bold" officeooo:paragraph-rsid="0017788a" style:font-size-asian="9.60000038146973pt" style:font-weight-asian="bold" style:font-size-complex="11pt" style:font-weight-complex="bold"/>
    </style:style>
    <style:style style:name="P11" style:family="paragraph" style:parent-style-name="Table_20_Contents">
      <style:paragraph-properties fo:text-align="start" style:justify-single-word="false"/>
      <style:text-properties style:font-name="Calibri" fo:font-size="11pt" fo:font-weight="bold" officeooo:paragraph-rsid="001cb158" style:font-size-asian="9.60000038146973pt" style:font-weight-asian="bold" style:font-size-complex="11pt" style:font-weight-complex="bold"/>
    </style:style>
    <style:style style:name="P12" style:family="paragraph" style:parent-style-name="Table_20_Contents">
      <style:paragraph-properties fo:text-align="start" style:justify-single-word="false"/>
      <style:text-properties style:font-name="Calibri" fo:font-size="11pt" fo:font-weight="bold" officeooo:rsid="000fb61f" officeooo:paragraph-rsid="000fb61f" style:font-size-asian="9.60000038146973pt" style:font-weight-asian="bold" style:font-size-complex="11pt" style:font-weight-complex="bold"/>
    </style:style>
    <style:style style:name="P13" style:family="paragraph" style:parent-style-name="Table_20_Contents">
      <style:paragraph-properties fo:text-align="start" style:justify-single-word="false"/>
      <style:text-properties style:font-name="Calibri" fo:font-size="11pt" fo:font-weight="bold" officeooo:rsid="000fb61f" officeooo:paragraph-rsid="00127fbf" style:font-size-asian="9.60000038146973pt" style:font-weight-asian="bold" style:font-size-complex="11pt" style:font-weight-complex="bold"/>
    </style:style>
    <style:style style:name="P14" style:family="paragraph" style:parent-style-name="Table_20_Contents">
      <style:paragraph-properties fo:text-align="start" style:justify-single-word="false"/>
      <style:text-properties style:font-name="Calibri" fo:font-size="11pt" fo:font-weight="bold" officeooo:rsid="000fb61f" officeooo:paragraph-rsid="001c0478" style:font-size-asian="9.60000038146973pt" style:font-weight-asian="bold" style:font-size-complex="11pt" style:font-weight-complex="bold"/>
    </style:style>
    <style:style style:name="P15" style:family="paragraph" style:parent-style-name="Table_20_Contents">
      <style:paragraph-properties fo:text-align="start" style:justify-single-word="false"/>
      <style:text-properties style:font-name="Calibri" fo:font-size="11pt" fo:font-weight="bold" officeooo:rsid="000fb61f" officeooo:paragraph-rsid="001cb158" style:font-size-asian="9.60000038146973pt" style:font-weight-asian="bold" style:font-size-complex="11pt" style:font-weight-complex="bold"/>
    </style:style>
    <style:style style:name="P16" style:family="paragraph" style:parent-style-name="Table_20_Contents">
      <style:paragraph-properties fo:text-align="start" style:justify-single-word="false"/>
      <style:text-properties style:font-name="Calibri" fo:font-size="11pt" fo:font-weight="bold" officeooo:rsid="000fb61f" officeooo:paragraph-rsid="001e2495" style:font-size-asian="9.60000038146973pt" style:font-weight-asian="bold" style:font-size-complex="11pt" style:font-weight-complex="bold"/>
    </style:style>
    <style:style style:name="P17" style:family="paragraph" style:parent-style-name="Table_20_Contents">
      <style:paragraph-properties fo:text-align="start" style:justify-single-word="false"/>
      <style:text-properties style:font-name="Calibri" fo:font-size="11pt" fo:font-weight="normal" officeooo:rsid="000fb61f" officeooo:paragraph-rsid="0012d448" style:font-size-asian="9.60000038146973pt" style:font-weight-asian="normal" style:font-size-complex="11pt" style:font-weight-complex="normal"/>
    </style:style>
    <style:style style:name="P18" style:family="paragraph" style:parent-style-name="Table_20_Contents">
      <style:paragraph-properties fo:text-align="start" style:justify-single-word="false"/>
      <style:text-properties style:font-name="Calibri" fo:font-size="11pt" fo:font-weight="normal" officeooo:rsid="000fb61f" officeooo:paragraph-rsid="0015c120" style:font-size-asian="9.60000038146973pt" style:font-weight-asian="normal" style:font-size-complex="11pt" style:font-weight-complex="normal"/>
    </style:style>
    <style:style style:name="P19" style:family="paragraph" style:parent-style-name="Table_20_Contents">
      <style:paragraph-properties fo:text-align="start" style:justify-single-word="false"/>
      <style:text-properties style:font-name="Calibri" fo:font-size="11pt" fo:font-weight="normal" officeooo:rsid="000fb61f" officeooo:paragraph-rsid="0016f7a2" style:font-size-asian="9.60000038146973pt" style:font-weight-asian="normal" style:font-size-complex="11pt" style:font-weight-complex="normal"/>
    </style:style>
    <style:style style:name="P20" style:family="paragraph" style:parent-style-name="Table_20_Contents">
      <style:paragraph-properties fo:text-align="start" style:justify-single-word="false"/>
      <style:text-properties style:font-name="Calibri" fo:font-size="11pt" fo:font-weight="normal" officeooo:rsid="000fb61f" officeooo:paragraph-rsid="001c0478" style:font-size-asian="9.60000038146973pt" style:font-weight-asian="normal" style:font-size-complex="11pt" style:font-weight-complex="normal"/>
    </style:style>
    <style:style style:name="P21" style:family="paragraph" style:parent-style-name="Table_20_Contents">
      <style:paragraph-properties fo:text-align="start" style:justify-single-word="false"/>
      <style:text-properties style:font-name="Calibri" fo:font-size="11pt" fo:font-weight="normal" officeooo:rsid="000fb61f" officeooo:paragraph-rsid="001cb158" style:font-size-asian="9.60000038146973pt" style:font-weight-asian="normal" style:font-size-complex="11pt" style:font-weight-complex="normal"/>
    </style:style>
    <style:style style:name="P22" style:family="paragraph" style:parent-style-name="Table_20_Contents">
      <style:paragraph-properties fo:text-align="start" style:justify-single-word="false"/>
      <style:text-properties style:font-name="Calibri" fo:font-size="11pt" fo:font-weight="normal" officeooo:rsid="000fb61f" officeooo:paragraph-rsid="001e2315" style:font-size-asian="9.60000038146973pt" style:font-weight-asian="normal" style:font-size-complex="11pt" style:font-weight-complex="normal"/>
    </style:style>
    <style:style style:name="P23" style:family="paragraph" style:parent-style-name="Table_20_Contents">
      <style:paragraph-properties fo:text-align="start" style:justify-single-word="false"/>
      <style:text-properties style:font-name="Calibri" fo:font-size="11pt" fo:font-weight="normal" officeooo:rsid="000fb61f" officeooo:paragraph-rsid="001e2495" style:font-size-asian="9.60000038146973pt" style:font-weight-asian="normal" style:font-size-complex="11pt" style:font-weight-complex="normal"/>
    </style:style>
    <style:style style:name="P24" style:family="paragraph" style:parent-style-name="Table_20_Contents">
      <style:paragraph-properties fo:text-align="start" style:justify-single-word="false"/>
      <style:text-properties style:font-name="Calibri" fo:font-size="11pt" fo:font-weight="normal" style:font-size-asian="9.60000038146973pt" style:font-weight-asian="normal" style:font-size-complex="11pt" style:font-weight-complex="normal"/>
    </style:style>
    <style:style style:name="P25" style:family="paragraph" style:parent-style-name="Table_20_Contents">
      <style:paragraph-properties fo:text-align="start" style:justify-single-word="false"/>
      <style:text-properties style:font-name="Calibri" fo:font-size="11pt" fo:font-weight="normal" officeooo:paragraph-rsid="0017788a" style:font-size-asian="9.60000038146973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Calibri" fo:font-size="11pt" fo:font-weight="normal" officeooo:paragraph-rsid="0018e15d" style:font-size-asian="9.60000038146973pt" style:font-weight-asian="normal" style:font-size-complex="11pt" style:font-weight-complex="normal"/>
    </style:style>
    <style:style style:name="P27" style:family="paragraph" style:parent-style-name="Table_20_Contents">
      <style:paragraph-properties fo:text-align="start" style:justify-single-word="false"/>
      <style:text-properties style:font-name="Calibri" fo:font-size="11pt" fo:font-weight="normal" officeooo:rsid="0017788a" officeooo:paragraph-rsid="0017788a" style:font-size-asian="9.60000038146973pt" style:font-weight-asian="normal" style:font-size-complex="11pt" style:font-weight-complex="normal"/>
    </style:style>
    <style:style style:name="P28" style:family="paragraph" style:parent-style-name="Table_20_Contents">
      <style:paragraph-properties fo:text-align="start" style:justify-single-word="false"/>
      <style:text-properties style:font-name="Calibri" fo:font-size="11pt" fo:font-weight="normal" officeooo:rsid="0017788a" officeooo:paragraph-rsid="0017a698" style:font-size-asian="9.60000038146973pt" style:font-weight-asian="normal" style:font-size-complex="11pt" style:font-weight-complex="normal"/>
    </style:style>
    <style:style style:name="P29" style:family="paragraph" style:parent-style-name="Table_20_Contents">
      <style:paragraph-properties fo:text-align="start" style:justify-single-word="false"/>
      <style:text-properties style:font-name="Calibri" fo:font-size="11pt" fo:language="el" fo:country="GR" officeooo:rsid="0012d448" officeooo:paragraph-rsid="0012d448" style:font-size-asian="9.60000038146973pt" style:font-size-complex="11pt"/>
    </style:style>
    <style:style style:name="P30" style:family="paragraph" style:parent-style-name="Table_20_Contents">
      <style:paragraph-properties fo:text-align="start" style:justify-single-word="false"/>
      <style:text-properties style:font-name="Calibri" fo:font-size="11pt" fo:language="el" fo:country="GR" officeooo:rsid="0012d448" officeooo:paragraph-rsid="0016f7a2" style:font-size-asian="9.60000038146973pt" style:font-size-complex="11pt"/>
    </style:style>
    <style:style style:name="P31" style:family="paragraph" style:parent-style-name="Table_20_Contents">
      <style:paragraph-properties fo:text-align="start" style:justify-single-word="false"/>
      <style:text-properties style:font-name="Calibri" fo:font-size="11pt" fo:language="el" fo:country="GR" officeooo:rsid="0012d448" officeooo:paragraph-rsid="0017788a" style:font-size-asian="9.60000038146973pt" style:font-size-complex="11pt"/>
    </style:style>
    <style:style style:name="P32" style:family="paragraph" style:parent-style-name="Table_20_Contents">
      <style:paragraph-properties fo:text-align="start" style:justify-single-word="false"/>
      <style:text-properties style:font-name="Calibri" fo:font-size="11pt" fo:language="el" fo:country="GR" officeooo:rsid="0012d448" officeooo:paragraph-rsid="0018e15d" style:font-size-asian="9.60000038146973pt" style:font-size-complex="11pt"/>
    </style:style>
    <style:style style:name="P33" style:family="paragraph" style:parent-style-name="Table_20_Contents">
      <style:paragraph-properties fo:text-align="start" style:justify-single-word="false"/>
      <style:text-properties style:font-name="Calibri" fo:font-size="11pt" fo:language="el" fo:country="GR" officeooo:rsid="0012d448" officeooo:paragraph-rsid="001a215d" style:font-size-asian="9.60000038146973pt" style:font-size-complex="11pt"/>
    </style:style>
    <style:style style:name="P34" style:family="paragraph" style:parent-style-name="Table_20_Contents">
      <style:paragraph-properties fo:text-align="start" style:justify-single-word="false"/>
      <style:text-properties style:font-name="Calibri" fo:font-size="11pt" fo:language="el" fo:country="GR" officeooo:rsid="0012d448" officeooo:paragraph-rsid="001ab0ab" style:font-size-asian="9.60000038146973pt" style:font-size-complex="11pt"/>
    </style:style>
    <style:style style:name="P35" style:family="paragraph" style:parent-style-name="Table_20_Contents">
      <style:paragraph-properties fo:text-align="start" style:justify-single-word="false"/>
      <style:text-properties style:font-name="Calibri" fo:font-size="11pt" fo:language="el" fo:country="GR" officeooo:rsid="0012d448" officeooo:paragraph-rsid="001cb158" style:font-size-asian="9.60000038146973pt" style:font-size-complex="11pt"/>
    </style:style>
    <style:style style:name="P36" style:family="paragraph" style:parent-style-name="Table_20_Contents">
      <style:paragraph-properties fo:text-align="start" style:justify-single-word="false"/>
      <style:text-properties style:font-name="Calibri" fo:font-size="11pt" fo:language="el" fo:country="GR" officeooo:rsid="0012d448" officeooo:paragraph-rsid="001e2315" style:font-size-asian="9.60000038146973pt" style:font-size-complex="11pt"/>
    </style:style>
    <style:style style:name="P37" style:family="paragraph" style:parent-style-name="Table_20_Contents">
      <style:paragraph-properties fo:text-align="start" style:justify-single-word="false"/>
      <style:text-properties style:font-name="Calibri" fo:font-size="11pt" fo:language="el" fo:country="GR" officeooo:rsid="0012d448" officeooo:paragraph-rsid="001e2495" style:font-size-asian="9.60000038146973pt" style:font-size-complex="11pt"/>
    </style:style>
    <style:style style:name="P38" style:family="paragraph" style:parent-style-name="Table_20_Contents">
      <style:paragraph-properties fo:text-align="start" style:justify-single-word="false"/>
      <style:text-properties style:font-name="Calibri" fo:font-size="11pt" fo:language="el" fo:country="GR" fo:font-weight="normal" officeooo:rsid="0012d448" officeooo:paragraph-rsid="001cb158" style:font-size-asian="9.60000038146973pt" style:font-weight-asian="normal" style:font-size-complex="11pt" style:font-weight-complex="normal"/>
    </style:style>
    <style:style style:name="P39" style:family="paragraph" style:parent-style-name="Table_20_Contents">
      <style:paragraph-properties fo:text-align="start" style:justify-single-word="false"/>
      <style:text-properties style:font-name="Calibri" fo:font-size="11pt" fo:language="el" fo:country="GR" fo:font-weight="normal" officeooo:rsid="0012d448" officeooo:paragraph-rsid="001e2315" style:font-size-asian="9.60000038146973pt" style:font-weight-asian="normal" style:font-size-complex="11pt" style:font-weight-complex="normal"/>
    </style:style>
    <style:style style:name="P40" style:family="paragraph" style:parent-style-name="Table_20_Contents">
      <style:paragraph-properties fo:text-align="start" style:justify-single-word="false"/>
      <style:text-properties style:font-name="Calibri" fo:font-size="11pt" fo:language="el" fo:country="GR" fo:font-weight="normal" officeooo:rsid="0012d448" officeooo:paragraph-rsid="001e2495" style:font-size-asian="9.60000038146973pt" style:font-weight-asian="normal" style:font-size-complex="11pt" style:font-weight-complex="normal"/>
    </style:style>
    <style:style style:name="P41" style:family="paragraph" style:parent-style-name="Table_20_Contents">
      <style:paragraph-properties fo:text-align="start" style:justify-single-word="false"/>
      <style:text-properties style:font-name="Calibri" fo:font-size="11pt" fo:language="en" fo:country="US" fo:font-weight="normal" officeooo:rsid="0016f7a2" officeooo:paragraph-rsid="0016f7a2" style:font-size-asian="9.60000038146973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Calibri" fo:font-size="11pt" fo:language="en" fo:country="US" fo:font-weight="normal" officeooo:rsid="0017788a" officeooo:paragraph-rsid="0017788a" style:font-size-asian="9.60000038146973pt" style:font-weight-asian="normal" style:font-size-complex="11pt" style:font-weight-complex="normal"/>
    </style:style>
    <style:style style:name="P43" style:family="paragraph" style:parent-style-name="Table_20_Contents">
      <style:paragraph-properties fo:text-align="start" style:justify-single-word="false"/>
      <style:text-properties style:font-name="Calibri" fo:font-size="11pt" fo:language="en" fo:country="US" fo:font-weight="normal" officeooo:rsid="0018e15d" officeooo:paragraph-rsid="0018e15d" style:font-size-asian="9.60000038146973pt" style:font-weight-asian="normal" style:font-size-complex="11pt" style:font-weight-complex="normal"/>
    </style:style>
    <style:style style:name="P44" style:family="paragraph" style:parent-style-name="Table_20_Contents">
      <style:paragraph-properties fo:text-align="start" style:justify-single-word="false"/>
      <style:text-properties style:font-name="Calibri" fo:font-size="11pt" fo:language="en" fo:country="US" officeooo:rsid="001a215d" officeooo:paragraph-rsid="001c0478" style:font-size-asian="9.60000038146973pt" style:font-size-complex="11pt"/>
    </style:style>
    <style:style style:name="P45" style:family="paragraph" style:parent-style-name="Table_20_Contents">
      <style:paragraph-properties fo:text-align="start" style:justify-single-word="false"/>
      <style:text-properties style:font-name="Calibri" fo:font-size="11pt" fo:font-weight="bold" officeooo:rsid="0015c120" officeooo:paragraph-rsid="0011afc5" style:font-size-asian="9.60000038146973pt" style:font-weight-asian="bold" style:font-size-complex="11pt" style:font-weight-complex="bold"/>
    </style:style>
    <style:style style:name="P46" style:family="paragraph" style:parent-style-name="Table_20_Contents">
      <style:paragraph-properties fo:text-align="start" style:justify-single-word="false"/>
      <style:text-properties style:font-name="Calibri" fo:font-size="11pt" fo:font-weight="bold" officeooo:rsid="000fb61f" officeooo:paragraph-rsid="001e7bfc" style:font-size-asian="9.60000038146973pt" style:font-weight-asian="bold" style:font-size-complex="11pt" style:font-weight-complex="bold"/>
    </style:style>
    <style:style style:name="P47" style:family="paragraph" style:parent-style-name="Table_20_Contents">
      <style:paragraph-properties fo:text-align="start" style:justify-single-word="false"/>
      <style:text-properties style:font-name="Calibri" fo:font-size="11pt" fo:font-weight="bold" officeooo:rsid="000fb61f" officeooo:paragraph-rsid="000fb61f" style:font-size-asian="9.60000038146973pt" style:font-weight-asian="bold" style:font-size-complex="11pt" style:font-weight-complex="bold"/>
    </style:style>
    <style:style style:name="P48" style:family="paragraph" style:parent-style-name="Table_20_Contents">
      <style:paragraph-properties fo:text-align="start" style:justify-single-word="false"/>
      <style:text-properties style:font-name="Calibri" fo:font-size="11pt" fo:font-weight="bold" style:font-size-asian="9.60000038146973pt" style:font-weight-asian="bold" style:font-size-complex="11pt" style:font-weight-complex="bold"/>
    </style:style>
    <style:style style:name="P49" style:family="paragraph" style:parent-style-name="Table_20_Contents">
      <style:paragraph-properties fo:text-align="start" style:justify-single-word="false"/>
      <style:text-properties style:font-name="Calibri" fo:font-size="11pt" fo:font-weight="bold" officeooo:paragraph-rsid="0017788a" style:font-size-asian="9.60000038146973pt" style:font-weight-asian="bold" style:font-size-complex="11pt" style:font-weight-complex="bold"/>
    </style:style>
    <style:style style:name="P50" style:family="paragraph" style:parent-style-name="Table_20_Contents">
      <style:paragraph-properties fo:text-align="start" style:justify-single-word="false"/>
      <style:text-properties style:font-name="Calibri" fo:font-size="11pt" fo:font-weight="bold" officeooo:rsid="0017788a" officeooo:paragraph-rsid="0018e15d" style:font-size-asian="9.60000038146973pt" style:font-weight-asian="bold" style:font-size-complex="11pt" style:font-weight-complex="bold"/>
    </style:style>
    <style:style style:name="P51" style:family="paragraph" style:parent-style-name="Table_20_Contents">
      <style:paragraph-properties fo:text-align="start" style:justify-single-word="false"/>
      <style:text-properties style:font-name="Calibri" fo:font-size="11pt" fo:language="el" fo:country="GR" fo:font-weight="normal" officeooo:rsid="001e7bfc" officeooo:paragraph-rsid="001e7bfc" style:font-size-asian="9.60000038146973pt" style:font-weight-asian="normal" style:font-size-complex="11pt" style:font-weight-complex="normal"/>
    </style:style>
    <style:style style:name="P52" style:family="paragraph" style:parent-style-name="Table_20_Contents">
      <style:paragraph-properties fo:text-align="start" style:justify-single-word="false"/>
      <style:text-properties style:font-name="Calibri" fo:font-size="11pt" fo:language="el" fo:country="GR" fo:font-weight="normal" officeooo:rsid="0012d448" officeooo:paragraph-rsid="0021170a" style:font-size-asian="9.60000038146973pt" style:font-weight-asian="normal" style:font-size-complex="11pt" style:font-weight-complex="normal"/>
    </style:style>
    <style:style style:name="P53" style:family="paragraph" style:parent-style-name="Table_20_Contents">
      <style:paragraph-properties fo:text-align="start" style:justify-single-word="false"/>
      <style:text-properties style:font-name="Calibri" fo:font-size="11pt" fo:language="el" fo:country="GR" fo:font-weight="normal" officeooo:rsid="0012d448" officeooo:paragraph-rsid="002605c0" style:font-size-asian="9.60000038146973pt" style:font-weight-asian="normal" style:font-size-complex="11pt" style:font-weight-complex="normal"/>
    </style:style>
    <style:style style:name="P54" style:family="paragraph" style:parent-style-name="Table_20_Contents">
      <style:paragraph-properties fo:text-align="start" style:justify-single-word="false"/>
      <style:text-properties style:font-name="Calibri" fo:font-size="11pt" fo:language="el" fo:country="GR" fo:font-weight="normal" officeooo:rsid="0012d448" officeooo:paragraph-rsid="0027c704" style:font-size-asian="9.60000038146973pt" style:font-weight-asian="normal" style:font-size-complex="11pt" style:font-weight-complex="normal"/>
    </style:style>
    <style:style style:name="P55" style:family="paragraph" style:parent-style-name="Table_20_Contents">
      <style:paragraph-properties fo:text-align="start" style:justify-single-word="false"/>
      <style:text-properties style:font-name="Calibri" fo:font-size="11pt" fo:language="el" fo:country="GR" fo:font-weight="normal" officeooo:rsid="0012d448" officeooo:paragraph-rsid="001e2495" style:font-size-asian="9.60000038146973pt" style:font-weight-asian="normal" style:font-size-complex="11pt" style:font-weight-complex="normal"/>
    </style:style>
    <style:style style:name="P56" style:family="paragraph" style:parent-style-name="Table_20_Contents">
      <style:paragraph-properties fo:text-align="start" style:justify-single-word="false"/>
      <style:text-properties style:font-name="Calibri" fo:font-size="11pt" fo:language="el" fo:country="GR" fo:font-weight="normal" officeooo:rsid="0012d448" officeooo:paragraph-rsid="0028aafd" style:font-size-asian="9.60000038146973pt" style:font-weight-asian="normal" style:font-size-complex="11pt" style:font-weight-complex="normal"/>
    </style:style>
    <style:style style:name="P57" style:family="paragraph" style:parent-style-name="Table_20_Contents">
      <style:paragraph-properties fo:text-align="start" style:justify-single-word="false"/>
      <style:text-properties style:font-name="Calibri" fo:font-size="11pt" fo:language="el" fo:country="GR" fo:font-weight="normal" officeooo:rsid="0012d448" officeooo:paragraph-rsid="002a16e6" style:font-size-asian="9.60000038146973pt" style:font-weight-asian="normal" style:font-size-complex="11pt" style:font-weight-complex="normal"/>
    </style:style>
    <style:style style:name="P58" style:family="paragraph" style:parent-style-name="Table_20_Contents">
      <style:paragraph-properties fo:text-align="start" style:justify-single-word="false"/>
      <style:text-properties style:font-name="Calibri" fo:font-size="11pt" fo:language="el" fo:country="GR" fo:font-weight="normal" officeooo:rsid="0012d448" officeooo:paragraph-rsid="002b8a44" style:font-size-asian="9.60000038146973pt" style:font-weight-asian="normal" style:font-size-complex="11pt" style:font-weight-complex="normal"/>
    </style:style>
    <style:style style:name="P59" style:family="paragraph" style:parent-style-name="Table_20_Contents">
      <style:paragraph-properties fo:text-align="start" style:justify-single-word="false"/>
      <style:text-properties style:font-name="Calibri" fo:font-size="11pt" fo:language="el" fo:country="GR" fo:font-weight="normal" officeooo:rsid="002a16e6" officeooo:paragraph-rsid="002a16e6" style:font-size-asian="9.60000038146973pt" style:font-weight-asian="normal" style:font-size-complex="11pt" style:font-weight-complex="normal"/>
    </style:style>
    <style:style style:name="P60" style:family="paragraph" style:parent-style-name="Table_20_Contents">
      <style:paragraph-properties fo:text-align="start" style:justify-single-word="false"/>
      <style:text-properties style:font-name="Calibri" fo:font-size="11pt" fo:language="el" fo:country="GR" officeooo:rsid="0012d448" officeooo:paragraph-rsid="001e7bfc" style:font-size-asian="9.60000038146973pt" style:font-size-complex="11pt"/>
    </style:style>
    <style:style style:name="P61" style:family="paragraph" style:parent-style-name="Table_20_Contents">
      <style:paragraph-properties fo:text-align="start" style:justify-single-word="false"/>
      <style:text-properties style:font-name="Calibri" fo:font-size="11pt" fo:language="el" fo:country="GR" officeooo:rsid="0012d448" officeooo:paragraph-rsid="001cb158" style:font-size-asian="9.60000038146973pt" style:font-size-complex="11pt"/>
    </style:style>
    <style:style style:name="P62" style:family="paragraph" style:parent-style-name="Table_20_Contents">
      <style:paragraph-properties fo:text-align="start" style:justify-single-word="false"/>
      <style:text-properties style:font-name="Calibri" fo:font-size="11pt" fo:language="el" fo:country="GR" officeooo:rsid="0012d448" officeooo:paragraph-rsid="0021d4c2" style:font-size-asian="9.60000038146973pt" style:font-size-complex="11pt"/>
    </style:style>
    <style:style style:name="P63" style:family="paragraph" style:parent-style-name="Table_20_Contents">
      <style:paragraph-properties fo:text-align="start" style:justify-single-word="false"/>
      <style:text-properties style:font-name="Calibri" fo:font-size="11pt" fo:language="el" fo:country="GR" officeooo:rsid="0012d448" officeooo:paragraph-rsid="0018e15d" style:font-size-asian="9.60000038146973pt" style:font-size-complex="11pt"/>
    </style:style>
    <style:style style:name="P64" style:family="paragraph" style:parent-style-name="Table_20_Contents">
      <style:paragraph-properties fo:text-align="start" style:justify-single-word="false"/>
      <style:text-properties style:font-name="Calibri" fo:font-size="11pt" fo:language="el" fo:country="GR" officeooo:rsid="0012d448" officeooo:paragraph-rsid="002605c0" style:font-size-asian="9.60000038146973pt" style:font-size-complex="11pt"/>
    </style:style>
    <style:style style:name="P65" style:family="paragraph" style:parent-style-name="Table_20_Contents">
      <style:paragraph-properties fo:text-align="start" style:justify-single-word="false"/>
      <style:text-properties style:font-name="Calibri" fo:font-size="11pt" fo:language="el" fo:country="GR" officeooo:rsid="0012d448" officeooo:paragraph-rsid="0027c704" style:font-size-asian="9.60000038146973pt" style:font-size-complex="11pt"/>
    </style:style>
    <style:style style:name="P66" style:family="paragraph" style:parent-style-name="Table_20_Contents">
      <style:paragraph-properties fo:text-align="start" style:justify-single-word="false"/>
      <style:text-properties style:font-name="Calibri" fo:font-size="11pt" fo:language="el" fo:country="GR" officeooo:rsid="0012d448" officeooo:paragraph-rsid="0028aafd" style:font-size-asian="9.60000038146973pt" style:font-size-complex="11pt"/>
    </style:style>
    <style:style style:name="P67" style:family="paragraph" style:parent-style-name="Table_20_Contents">
      <style:paragraph-properties fo:text-align="start" style:justify-single-word="false"/>
      <style:text-properties style:font-name="Calibri" fo:font-size="11pt" fo:language="el" fo:country="GR" officeooo:rsid="0012d448" officeooo:paragraph-rsid="002a16e6" style:font-size-asian="9.60000038146973pt" style:font-size-complex="11pt"/>
    </style:style>
    <style:style style:name="P68" style:family="paragraph" style:parent-style-name="Table_20_Contents">
      <style:paragraph-properties fo:text-align="start" style:justify-single-word="false"/>
      <style:text-properties style:font-name="Calibri" fo:font-size="11pt" fo:language="el" fo:country="GR" officeooo:rsid="0012d448" officeooo:paragraph-rsid="002b8a44" style:font-size-asian="9.60000038146973pt" style:font-size-complex="11pt"/>
    </style:style>
    <style:style style:name="P69" style:family="paragraph" style:parent-style-name="Table_20_Contents">
      <style:paragraph-properties fo:text-align="start" style:justify-single-word="false"/>
      <style:text-properties style:font-name="Calibri" fo:font-size="11pt" fo:language="el" fo:country="GR" fo:font-weight="bold" officeooo:rsid="001e7bfc" officeooo:paragraph-rsid="001e7bfc" style:font-size-asian="9.60000038146973pt" style:font-weight-asian="bold" style:font-size-complex="11pt" style:font-weight-complex="bold"/>
    </style:style>
    <style:style style:name="P70" style:family="paragraph" style:parent-style-name="Table_20_Contents">
      <style:paragraph-properties fo:text-align="start" style:justify-single-word="false"/>
      <style:text-properties style:font-name="Calibri" fo:font-size="11pt" fo:language="el" fo:country="GR" fo:font-weight="bold" officeooo:rsid="002a16e6" officeooo:paragraph-rsid="002a16e6" style:font-size-asian="9.60000038146973pt" style:font-weight-asian="bold" style:font-size-complex="11pt" style:font-weight-complex="bold"/>
    </style:style>
    <style:style style:name="P71" style:family="paragraph" style:parent-style-name="Table_20_Contents">
      <style:paragraph-properties fo:text-align="start" style:justify-single-word="false"/>
      <style:text-properties style:font-name="Calibri" fo:font-size="11pt" fo:language="en" fo:country="US" fo:font-weight="bold" officeooo:rsid="001e2315" officeooo:paragraph-rsid="001e2315" style:font-size-asian="9.60000038146973pt" style:font-weight-asian="bold" style:font-size-complex="11pt" style:font-weight-complex="bold"/>
    </style:style>
    <style:style style:name="P72" style:family="paragraph" style:parent-style-name="Table_20_Contents">
      <style:paragraph-properties fo:text-align="start" style:justify-single-word="false"/>
      <style:text-properties style:font-name="Calibri" fo:font-size="11pt" fo:language="en" fo:country="US" fo:font-weight="bold" officeooo:rsid="0027c704" officeooo:paragraph-rsid="0027c704" style:font-size-asian="9.60000038146973pt" style:font-weight-asian="bold" style:font-size-complex="11pt" style:font-weight-complex="bold"/>
    </style:style>
    <style:style style:name="P73" style:family="paragraph" style:parent-style-name="Table_20_Contents">
      <style:paragraph-properties fo:text-align="start" style:justify-single-word="false"/>
      <style:text-properties style:font-name="Calibri" fo:font-size="11pt" fo:language="en" fo:country="US" fo:font-weight="bold" officeooo:rsid="0028aafd" officeooo:paragraph-rsid="0028aafd" style:font-size-asian="9.60000038146973pt" style:font-weight-asian="bold" style:font-size-complex="11pt" style:font-weight-complex="bold"/>
    </style:style>
    <style:style style:name="P74" style:family="paragraph" style:parent-style-name="Table_20_Contents">
      <style:paragraph-properties fo:text-align="start" style:justify-single-word="false"/>
      <style:text-properties style:font-name="Calibri" fo:font-size="11pt" fo:language="en" fo:country="US" fo:font-weight="normal" officeooo:rsid="0027c704" officeooo:paragraph-rsid="0027c704" style:font-size-asian="9.60000038146973pt" style:font-weight-asian="normal" style:font-size-complex="11pt" style:font-weight-complex="normal"/>
    </style:style>
    <style:style style:name="P75" style:family="paragraph" style:parent-style-name="Table_20_Contents">
      <style:paragraph-properties fo:text-align="start" style:justify-single-word="false"/>
      <style:text-properties style:font-name="Calibri" fo:font-size="11pt" fo:language="en" fo:country="US" fo:font-weight="normal" officeooo:rsid="0027c704" officeooo:paragraph-rsid="0028aafd" style:font-size-asian="9.60000038146973pt" style:font-weight-asian="normal" style:font-size-complex="11pt" style:font-weight-complex="normal"/>
    </style:style>
    <style:style style:name="P76" style:family="paragraph" style:parent-style-name="Table_20_Contents">
      <style:paragraph-properties fo:text-align="start" style:justify-single-word="false"/>
      <style:text-properties style:font-name="Calibri" fo:font-size="11pt" fo:language="en" fo:country="US" fo:font-weight="normal" officeooo:rsid="0028aafd" officeooo:paragraph-rsid="0028aafd" style:font-size-asian="9.60000038146973pt" style:font-weight-asian="normal" style:font-size-complex="11pt" style:font-weight-complex="normal"/>
    </style:style>
    <style:style style:name="P77" style:family="paragraph" style:parent-style-name="Table_20_Contents">
      <style:paragraph-properties fo:text-align="start" style:justify-single-word="false"/>
      <style:text-properties style:font-name="Calibri" fo:font-size="11pt" fo:language="en" fo:country="US" fo:font-weight="normal" officeooo:rsid="0028aafd" officeooo:paragraph-rsid="002a16e6" style:font-size-asian="9.60000038146973pt" style:font-weight-asian="normal" style:font-size-complex="11pt" style:font-weight-complex="normal"/>
    </style:style>
    <style:style style:name="P78" style:family="paragraph" style:parent-style-name="Table_20_Contents">
      <style:paragraph-properties fo:text-align="start" style:justify-single-word="false"/>
      <style:text-properties style:font-name="Calibri" fo:font-size="11pt" fo:language="en" fo:country="US" officeooo:rsid="002a16e6" officeooo:paragraph-rsid="002a16e6" style:font-size-asian="9.60000038146973pt" style:font-size-complex="11pt"/>
    </style:style>
    <style:style style:name="P79" style:family="paragraph" style:parent-style-name="Table_20_Contents">
      <style:paragraph-properties fo:text-align="start" style:justify-single-word="false"/>
      <style:text-properties style:font-name="Calibri" fo:font-size="11pt" fo:font-weight="normal" officeooo:rsid="000fb61f" officeooo:paragraph-rsid="001e7bfc" style:font-size-asian="9.60000038146973pt" style:font-weight-asian="normal" style:font-size-complex="11pt" style:font-weight-complex="normal"/>
    </style:style>
    <style:style style:name="P80" style:family="paragraph" style:parent-style-name="Table_20_Contents">
      <style:paragraph-properties fo:text-align="start" style:justify-single-word="false"/>
      <style:text-properties style:font-name="Calibri" fo:font-size="11pt" fo:font-weight="normal" officeooo:rsid="000fb61f" officeooo:paragraph-rsid="0027c704" style:font-size-asian="9.60000038146973pt" style:font-weight-asian="normal" style:font-size-complex="11pt" style:font-weight-complex="normal"/>
    </style:style>
    <style:style style:name="P81" style:family="paragraph" style:parent-style-name="Table_20_Contents">
      <style:paragraph-properties fo:text-align="start" style:justify-single-word="false"/>
      <style:text-properties style:font-name="Calibri" fo:font-size="11pt" fo:font-weight="normal" officeooo:rsid="001e7bfc" officeooo:paragraph-rsid="001e7bfc" style:font-size-asian="9.60000038146973pt" style:font-weight-asian="normal" style:font-size-complex="11pt" style:font-weight-complex="normal"/>
    </style:style>
    <style:style style:name="P82" style:family="paragraph" style:parent-style-name="Table_20_Contents">
      <style:paragraph-properties fo:text-align="start" style:justify-single-word="false"/>
      <style:text-properties style:font-name="Calibri" fo:font-size="11pt" fo:font-weight="normal" style:font-size-asian="9.60000038146973pt" style:font-weight-asian="normal" style:font-size-complex="11pt" style:font-weight-complex="normal"/>
    </style:style>
    <style:style style:name="P83" style:family="paragraph" style:parent-style-name="Table_20_Contents">
      <style:paragraph-properties fo:text-align="start" style:justify-single-word="false"/>
      <style:text-properties style:font-name="Calibri" fo:font-size="11pt" fo:font-weight="normal" officeooo:paragraph-rsid="0017788a" style:font-size-asian="9.60000038146973pt" style:font-weight-asian="normal" style:font-size-complex="11pt" style:font-weight-complex="normal"/>
    </style:style>
    <style:style style:name="P84" style:family="paragraph" style:parent-style-name="Table_20_Contents">
      <style:paragraph-properties fo:text-align="start" style:justify-single-word="false"/>
      <style:text-properties style:font-name="Calibri" fo:font-size="11pt" fo:font-weight="normal" officeooo:rsid="0021d4c2" officeooo:paragraph-rsid="0021d4c2" style:font-size-asian="9.60000038146973pt" style:font-weight-asian="normal" style:font-size-complex="11pt" style:font-weight-complex="normal"/>
    </style:style>
    <style:style style:name="P85" style:family="paragraph" style:parent-style-name="Table_20_Contents">
      <style:paragraph-properties fo:text-align="start" style:justify-single-word="false"/>
      <style:text-properties style:font-name="Calibri" fo:font-size="11pt" officeooo:rsid="0011afc5" officeooo:paragraph-rsid="0011afc5" style:font-size-asian="9.60000038146973pt" style:font-size-complex="11pt"/>
    </style:style>
    <style:style style:name="P86" style:family="paragraph" style:parent-style-name="Table_20_Contents">
      <style:paragraph-properties fo:text-align="start" style:justify-single-word="false"/>
      <style:text-properties style:font-name="Calibri" fo:font-size="11pt" officeooo:rsid="000fb61f" officeooo:paragraph-rsid="000fb61f" style:font-size-asian="9.60000038146973pt" style:font-size-complex="11pt"/>
    </style:style>
    <style:style style:name="P87" style:family="paragraph" style:parent-style-name="Table_20_Contents">
      <style:paragraph-properties fo:text-align="start" style:justify-single-word="false"/>
      <style:text-properties style:font-name="Calibri" fo:font-size="11pt" style:font-size-asian="9.60000038146973pt" style:font-size-complex="11pt"/>
    </style:style>
    <style:style style:name="P88" style:family="paragraph" style:parent-style-name="Table_20_Contents">
      <style:paragraph-properties fo:text-align="start" style:justify-single-word="false"/>
    </style:style>
    <style:style style:name="P89" style:family="paragraph" style:parent-style-name="Table_20_Contents">
      <style:paragraph-properties fo:text-align="start" style:justify-single-word="false"/>
      <style:text-properties fo:font-weight="bold" officeooo:rsid="0027c704" officeooo:paragraph-rsid="0027c704" style:font-weight-asian="bold" style:font-weight-complex="bold"/>
    </style:style>
    <style:style style:name="T1" style:family="text">
      <style:text-properties officeooo:rsid="000f804c"/>
    </style:style>
    <style:style style:name="T2" style:family="text">
      <style:text-properties fo:language="en" fo:country="US"/>
    </style:style>
    <style:style style:name="T3" style:family="text">
      <style:text-properties fo:language="en" fo:country="US" officeooo:rsid="0012d448"/>
    </style:style>
    <style:style style:name="T4" style:family="text">
      <style:text-properties fo:language="en" fo:country="US" officeooo:rsid="0016f7a2"/>
    </style:style>
    <style:style style:name="T5" style:family="text">
      <style:text-properties fo:language="en" fo:country="US" officeooo:rsid="0017788a"/>
    </style:style>
    <style:style style:name="T6" style:family="text">
      <style:text-properties fo:language="en" fo:country="US" fo:font-weight="bold" officeooo:rsid="0016f7a2" style:font-weight-asian="bold" style:font-weight-complex="bold"/>
    </style:style>
    <style:style style:name="T7" style:family="text">
      <style:text-properties fo:language="en" fo:country="US" fo:font-weight="bold" officeooo:rsid="001e2315" style:font-weight-asian="bold" style:font-weight-complex="bold"/>
    </style:style>
    <style:style style:name="T8" style:family="text">
      <style:text-properties fo:language="en" fo:country="US" fo:font-weight="bold" officeooo:rsid="002a16e6" style:font-weight-asian="bold" style:font-weight-complex="bold"/>
    </style:style>
    <style:style style:name="T9" style:family="text">
      <style:text-properties fo:language="en" fo:country="US" officeooo:rsid="0017a698"/>
    </style:style>
    <style:style style:name="T10" style:family="text">
      <style:text-properties fo:language="en" fo:country="US" officeooo:rsid="0018e15d"/>
    </style:style>
    <style:style style:name="T11" style:family="text">
      <style:text-properties fo:language="en" fo:country="US" officeooo:rsid="001a215d"/>
    </style:style>
    <style:style style:name="T12" style:family="text">
      <style:text-properties fo:language="en" fo:country="US" fo:font-weight="normal" officeooo:rsid="001a215d" style:font-weight-asian="normal" style:font-weight-complex="normal"/>
    </style:style>
    <style:style style:name="T13" style:family="text">
      <style:text-properties fo:language="en" fo:country="US" fo:font-weight="normal" officeooo:rsid="001ab0ab" style:font-weight-asian="normal" style:font-weight-complex="normal"/>
    </style:style>
    <style:style style:name="T14" style:family="text">
      <style:text-properties fo:language="en" fo:country="US" fo:font-weight="normal" officeooo:rsid="001c0478" style:font-weight-asian="normal" style:font-weight-complex="normal"/>
    </style:style>
    <style:style style:name="T15" style:family="text">
      <style:text-properties fo:language="en" fo:country="US" fo:font-weight="normal" officeooo:rsid="001cb158" style:font-weight-asian="normal" style:font-weight-complex="normal"/>
    </style:style>
    <style:style style:name="T16" style:family="text">
      <style:text-properties fo:language="en" fo:country="US" fo:font-weight="normal" officeooo:rsid="0023a9ab" style:font-weight-asian="normal" style:font-weight-complex="normal"/>
    </style:style>
    <style:style style:name="T17" style:family="text">
      <style:text-properties fo:language="en" fo:country="US" fo:font-weight="normal" officeooo:rsid="00244d20" style:font-weight-asian="normal" style:font-weight-complex="normal"/>
    </style:style>
    <style:style style:name="T18" style:family="text">
      <style:text-properties fo:language="en" fo:country="US" officeooo:rsid="001c0478"/>
    </style:style>
    <style:style style:name="T19" style:family="text">
      <style:text-properties fo:language="en" fo:country="US" officeooo:rsid="001cb158"/>
    </style:style>
    <style:style style:name="T20" style:family="text">
      <style:text-properties fo:language="en" fo:country="US" officeooo:rsid="001e2315"/>
    </style:style>
    <style:style style:name="T21" style:family="text">
      <style:text-properties fo:language="en" fo:country="US" officeooo:rsid="001e2495"/>
    </style:style>
    <style:style style:name="T22" style:family="text">
      <style:text-properties fo:language="en" fo:country="US" officeooo:rsid="001e7bfc"/>
    </style:style>
    <style:style style:name="T23" style:family="text">
      <style:text-properties fo:language="en" fo:country="US" officeooo:rsid="00201e3c"/>
    </style:style>
    <style:style style:name="T24" style:family="text">
      <style:text-properties fo:language="en" fo:country="US" officeooo:rsid="00210c1e"/>
    </style:style>
    <style:style style:name="T25" style:family="text">
      <style:text-properties fo:language="en" fo:country="US" officeooo:rsid="0021d4c2"/>
    </style:style>
    <style:style style:name="T26" style:family="text">
      <style:text-properties fo:language="en" fo:country="US" officeooo:rsid="00244d20"/>
    </style:style>
    <style:style style:name="T27" style:family="text">
      <style:text-properties fo:language="en" fo:country="US" officeooo:rsid="002453d2"/>
    </style:style>
    <style:style style:name="T28" style:family="text">
      <style:text-properties fo:language="en" fo:country="US" officeooo:rsid="0027c704"/>
    </style:style>
    <style:style style:name="T29" style:family="text">
      <style:text-properties fo:language="en" fo:country="US" officeooo:rsid="0028aafd"/>
    </style:style>
    <style:style style:name="T30" style:family="text">
      <style:text-properties fo:language="en" fo:country="US" officeooo:rsid="002a16e6"/>
    </style:style>
    <style:style style:name="T31" style:family="text">
      <style:text-properties fo:language="el" fo:country="GR" officeooo:rsid="0016f7a2"/>
    </style:style>
    <style:style style:name="T32" style:family="text">
      <style:text-properties fo:language="el" fo:country="GR" officeooo:rsid="0017788a"/>
    </style:style>
    <style:style style:name="T33" style:family="text">
      <style:text-properties fo:language="el" fo:country="GR" officeooo:rsid="001e7bfc"/>
    </style:style>
    <style:style style:name="T34" style:family="text">
      <style:text-properties fo:language="el" fo:country="GR" officeooo:rsid="0021beb6"/>
    </style:style>
    <style:style style:name="T35" style:family="text">
      <style:text-properties officeooo:rsid="0016f7a2"/>
    </style:style>
    <style:style style:name="T36" style:family="text">
      <style:text-properties fo:font-weight="bold" style:font-weight-asian="bold" style:font-weight-complex="bold"/>
    </style:style>
    <style:style style:name="T37" style:family="text">
      <style:text-properties officeooo:rsid="000fb61f"/>
    </style:style>
    <style:style style:name="T38" style:family="text">
      <style:text-properties officeooo:rsid="001c0478"/>
    </style:style>
    <style:style style:name="T39" style:family="text">
      <style:text-properties officeooo:rsid="00210c1e"/>
    </style:style>
    <style:style style:name="T40" style:family="text">
      <style:text-properties fo:font-weight="normal" style:font-weight-asian="normal" style:font-weight-complex="normal"/>
    </style:style>
    <style:style style:name="T41" style:family="text">
      <style:text-properties officeooo:rsid="002453d2"/>
    </style:style>
    <style:style style:name="T42" style:family="text">
      <style:text-properties officeooo:rsid="0028aafd"/>
    </style:style>
    <style:style style:name="T43" style:family="text">
      <style:text-properties officeooo:rsid="002a16e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η Σειρά Ασκήσεων </text:p>
      <text:p text:style-name="P2">Κωνσταντίνου Βασίλειος 3150085</text:p>
      <text:p text:style-name="P2">Θεόδωρος Εξαδάκτυλος 3150042</text:p>
      <text:p text:style-name="P3">1)</text:p>
      <table:table table:name="Table1" table:style-name="Table1">
        <table:table-column table:style-name="Table1.A"/>
        <table:table-column table:style-name="Table1.B"/>
        <table:table-column table:style-name="Table1.C"/>
        <table:table-row>
          <table:table-cell table:style-name="Table1.A1" office:value-type="string">
            <text:p text:style-name="P9"><text:span text:style-name="T1">Α</text:span>ριθμός στόχου </text:p>
          </table:table-cell>
          <table:table-cell table:style-name="Table1.A1" office:value-type="string">
            <text:p text:style-name="P9"><text:span text:style-name="T1">Π</text:span>εριγραφή στόχου </text:p>
          </table:table-cell>
          <table:table-cell table:style-name="Table1.C1" office:value-type="string">
            <text:p text:style-name="P9"><text:span text:style-name="T1">Τ</text:span>ύπος και κατηγορία </text:p>
          </table:table-cell>
        </table:table-row>
        <table:table-row>
          <table:table-cell table:style-name="Table1.A2" office:value-type="string">
            <text:p text:style-name="P12">1</text:p>
          </table:table-cell>
          <table:table-cell table:style-name="Table1.A2" office:value-type="string">
            <text:p text:style-name="P8">Λογισμικό Πληροφοριακού Συστήματος</text:p>
          </table:table-cell>
          <table:table-cell table:style-name="Table1.C2" office:value-type="string">
            <text:p text:style-name="P5"/>
          </table:table-cell>
        </table:table-row>
        <table:table-row>
          <table:table-cell table:style-name="Table1.A2" office:value-type="string">
            <text:p text:style-name="P13">1.1.</text:p>
          </table:table-cell>
          <table:table-cell table:style-name="Table1.A2" office:value-type="string">
            <text:p text:style-name="P45">Γενικά χαρακτηριστικά</text:p>
          </table:table-cell>
          <table:table-cell table:style-name="Table1.C2" office:value-type="string">
            <text:p text:style-name="P5"/>
          </table:table-cell>
        </table:table-row>
        <table:table-row>
          <table:table-cell table:style-name="Table1.A2" office:value-type="string">
            <text:p text:style-name="P18">1.1.<text:span text:style-name="T3">1</text:span></text:p>
          </table:table-cell>
          <table:table-cell table:style-name="Table1.A2" office:value-type="string">
            <text:p text:style-name="P8">Το κάθε υποσύστημα θα πρέπει να προσφέρει τις υπηρεσίες του μέσω τυπικών διαδικασιών ως προς τη διεπαφή του με τον απλό χρήστη, αλλά και ως προς τη διεπαφή του με το διαχειριστή αυτού. </text:p>
          </table:table-cell>
          <table:table-cell table:style-name="Table1.C2" office:value-type="string">
            <text:p text:style-name="P29"><text:span text:style-name="T36">Τύπος</text:span>:Επίτευξης</text:p>
            <text:p text:style-name="P29"><text:span text:style-name="T36">Κατηγορία</text:span>:<text:span text:style-name="T4">User Interface </text:span>/<text:span text:style-name="T4">Usability</text:span> </text:p>
          </table:table-cell>
        </table:table-row>
        <table:table-row>
          <table:table-cell table:style-name="Table1.A2" office:value-type="string">
            <text:p text:style-name="P19">1.1.<text:span text:style-name="T4">2</text:span></text:p>
          </table:table-cell>
          <table:table-cell table:style-name="Table1.A2" office:value-type="string">
            <text:p text:style-name="P8">Το κάθε υποσύστημα θα πρέπει να αφήνει ανοικτούς δρόμους για την εκμετάλλευσή του από τα υπόλοιπα υποσυστήματα ή μελλοντικές εφαρμογές, μέσω τυποποιημένων και ευρέως αποδεκτών διεπαφών.  </text:p>
          </table:table-cell>
          <table:table-cell table:style-name="Table1.C2" office:value-type="string">
            <text:p text:style-name="P29"><text:span text:style-name="T36">Τύπος</text:span>:Επίτευξης</text:p>
            <text:p text:style-name="P29"><text:s/>Κατηγορία: <text:span text:style-name="T35">Architecture</text:span>/ <text:span text:style-name="T4">Installation</text:span> </text:p>
          </table:table-cell>
        </table:table-row>
        <table:table-row>
          <table:table-cell table:style-name="Table1.A2" office:value-type="string">
            <text:p text:style-name="P19">1.1.<text:span text:style-name="T4">3</text:span></text:p>
          </table:table-cell>
          <table:table-cell table:style-name="Table1.A2" office:value-type="string">
            <text:p text:style-name="P8">Κάθε υποσύστημα θα πρέπει να προσφέρει πολύ ισχυρά χαρακτηριστικά ασφαλείας, τα οποία θα εκμεταλλεύονται κοινό σύστημα ασφαλείας με τα λοιπά υποσυστήματα. </text:p>
          </table:table-cell>
          <table:table-cell table:style-name="Table1.C2" office:value-type="string">
            <text:p text:style-name="P29"><text:span text:style-name="T36">Τύπος</text:span>:Επίτευξης</text:p>
            <text:p text:style-name="P29"><text:s/><text:span text:style-name="T36">Κατηγορία</text:span>: <text:span text:style-name="T4">Confidentiality</text:span></text:p>
          </table:table-cell>
        </table:table-row>
        <table:table-row>
          <table:table-cell table:style-name="Table1.A2" office:value-type="string">
            <text:p text:style-name="P81">1.1.4</text:p>
          </table:table-cell>
          <table:table-cell table:style-name="Table1.A2" office:value-type="string">
            <text:p text:style-name="P8">Το περιβάλλον θα πρέπει να είναι γραφικό και να εκμεταλλεύεται τα σύγχρονα στοιχεία ελέγχου (controls), τα οποία είναι πλέον κατάλληλα για την απεικόνιση των εκάστοτε στοιχείων του (γραμμές εργαλείων, δενδροειδείς απεικονίσεις κλπ). </text:p>
          </table:table-cell>
          <table:table-cell table:style-name="Table1.C2" office:value-type="string">
            <text:p text:style-name="P60"><text:span text:style-name="T36">Τύπος</text:span>:Επίτευξης</text:p>
            <text:p text:style-name="P60"><text:s/><text:span text:style-name="T36">Κατηγορία</text:span>:<text:span text:style-name="T23">Dive</text:span></text:p>
          </table:table-cell>
        </table:table-row>
        <table:table-row>
          <table:table-cell table:style-name="Table1.A2" office:value-type="string">
            <text:p text:style-name="P17">1.1.<text:span text:style-name="T33">5</text:span></text:p>
          </table:table-cell>
          <table:table-cell table:style-name="Table1.A2" office:value-type="string">
            <text:p text:style-name="P8"><text:span text:style-name="T31">Δημιουργία κ</text:span>εντρική<text:span text:style-name="T35">ς</text:span> βάση δεδομένων εργαζομένων στο σύνολο της εγκατάστασης </text:p>
          </table:table-cell>
          <table:table-cell table:style-name="Table1.C2" office:value-type="string">
            <text:p text:style-name="P29"><text:span text:style-name="T36">Τύπος</text:span>:Επίτευξης</text:p>
            <text:p text:style-name="P29"><text:s/><text:span text:style-name="T36">Κατηγορία</text:span>: <text:span text:style-name="T35">Architecture</text:span>/ <text:span text:style-name="T4">Installation</text:span> </text:p>
          </table:table-cell>
        </table:table-row>
        <table:table-row>
          <table:table-cell table:style-name="Table1.A2" office:value-type="string">
            <text:p text:style-name="P19">1.1.<text:span text:style-name="T33">6</text:span></text:p>
          </table:table-cell>
          <table:table-cell table:style-name="Table1.A2" office:value-type="string">
            <text:p text:style-name="P8">Μεταφορά (migration) όλων των ιστορικών δεδομένων της βάσης δεδομένων: Ιστορικού Στοιχείων Προσωπικού, Ιστορικών Αμοιβών και Κρατήσεων – Εισφορών από το 1993, Ιστορικό Εκκαθαρίσεων από το 1993, με πλήρη λειτουργική ικανότητα εκμετάλλευσης (αυτόματα αναδρομικά). </text:p>
          </table:table-cell>
          <table:table-cell table:style-name="Table1.C2" office:value-type="string">
            <text:p text:style-name="P30"><text:span text:style-name="T36">Τύπος</text:span>:Επίτευξης</text:p>
            <text:p text:style-name="P30"><text:s/><text:span text:style-name="T36">Κατηγορία</text:span>: <text:span text:style-name="T4">functional/information</text:span></text:p>
          </table:table-cell>
        </table:table-row>
        <table:table-row>
          <table:table-cell table:style-name="Table1.A2" office:value-type="string">
            <text:p text:style-name="P41">1.1.<text:span text:style-name="T33">7</text:span></text:p>
          </table:table-cell>
          <table:table-cell table:style-name="Table1.A2" office:value-type="string">
            <text:p text:style-name="P5">Καταγραφή προσωπικών δεδομένων (και προαιρετικά φωτογραφίας), μόρφωσης, δεξιοτήτων, εκπαίδευσης, και φωτογραφίας), εργαζομένων με τον οργανισμό </text:p>
            <text:p text:style-name="P5"/>
          </table:table-cell>
          <table:table-cell table:style-name="Table1.C2" office:value-type="string">
            <text:p text:style-name="P30"><text:span text:style-name="T36">Τύπος</text:span>:Επίτευξης</text:p>
            <text:p text:style-name="P30"><text:s/><text:span text:style-name="T36">Κατηγορία</text:span>: <text:span text:style-name="T4">functional/information</text:span></text:p>
          </table:table-cell>
        </table:table-row>
        <table:table-row>
          <table:table-cell table:style-name="Table1.A2" office:value-type="string">
            <text:p text:style-name="P42">1.1.<text:span text:style-name="T39">8</text:span></text:p>
          </table:table-cell>
          <table:table-cell table:style-name="Table1.A2" office:value-type="string">
            <text:p text:style-name="P5">Τo ζητoύμεvo σύστημα πρέπει vα καλύπτει απoδεδειγμέvα όλες τις απαιτήσεις της νέας ΕΡΤ (Ν.4093/12) καθώς και όλες τις Συλλογικές Συμβάσεις που εφαρμόστηκαν από το 1993 που υπάρχουν ιστορικά στοιχεία εξέλιξης και εκκαθαρίσεων (όλη την παλιά ΕΡΤ, πρώην ΝΕΡΙΤ, Ν4093 με περίοδο κλειστής ΕΡΤ, Αναβιώσεις, νέο καθεστώς). Πρέπει επίσης, να καλύπτει όλους τους <text:s/>ισχύοντες νόμους καθώς επίσης αποφάσεις, εγκυκλίoυς και καvovισμoύς της ΕΡΤ και τoυ Δημoσίoυ. Ταυτόχρονα να υποστηρίζει όλους τους παλαιότερους νόμους, ΣΣΕ, εγκυκλίους και κανονισμούς από το 1993. <text:s/>Το ζητούμενο σύστημα πρέπει να μπορεί να υποστηρίζει με τον ίδιο αυτοματισμό και ακρίβεια όλες τις κατηγορίες <text:soft-page-break/>προσωπικού και όλες τις κατηγορίες εργασιακών σχέσεων (Κανονικούς, Ωρομίσθιους, Ημερομίσθιους, Εξωτερικούς Συνεργάτες και να μπορεί να εκκαθαρίζει όλους τους τύπους αποδοχών και κρατήσεων (υπερωρίες, έκτακτες κλπ).</text:p>
          </table:table-cell>
          <table:table-cell table:style-name="Table1.C2" office:value-type="string">
            <text:p text:style-name="P30"><text:span text:style-name="T36">Τύπος</text:span>:Επίτευξης</text:p>
            <text:p text:style-name="P30"><text:s/><text:span text:style-name="T36">Κατηγορία</text:span>:<text:span text:style-name="T4"> </text:span><text:span text:style-name="T5">Complience</text:span></text:p>
          </table:table-cell>
        </table:table-row>
        <table:table-row>
          <table:table-cell table:style-name="Table1.A2" office:value-type="string">
            <text:p text:style-name="P42">1.1.<text:span text:style-name="T39">9</text:span></text:p>
          </table:table-cell>
          <table:table-cell table:style-name="Table1.A2" office:value-type="string">
            <text:p text:style-name="P5">Επίσης πρέπει να καλύπτει τις απαιτήσεις διασυνδέσεων με ΕΑΠ, ΙΚΑ, ΣΕΠΕ, ΕΤΑΑ-ΤΣΜΕΔΕ κλπ. </text:p>
          </table:table-cell>
          <table:table-cell table:style-name="Table1.C2" office:value-type="string">
            <text:p text:style-name="P30"><text:span text:style-name="T36">Τύπος</text:span>:Επίτευξης</text:p>
            <text:p text:style-name="P30"><text:s/><text:span text:style-name="T36">Κατηγορία</text:span>:<text:span text:style-name="T4"> </text:span><text:span text:style-name="T24">Software Intercompatibility</text:span></text:p>
          </table:table-cell>
        </table:table-row>
        <table:table-row>
          <table:table-cell table:style-name="Table1.A2" office:value-type="string">
            <text:p text:style-name="P12">1.2.</text:p>
          </table:table-cell>
          <table:table-cell table:style-name="Table1.A2" office:value-type="string">
            <text:p text:style-name="P10">Υποσύστημα <text:span text:style-name="T32">Προσωπικού </text:span></text:p>
          </table:table-cell>
          <table:table-cell table:style-name="Table1.C2" office:value-type="string">
            <text:p text:style-name="P5"/>
          </table:table-cell>
        </table:table-row>
        <table:table-row>
          <table:table-cell table:style-name="Table1.A2" office:value-type="string">
            <text:p text:style-name="P27">1.2.1</text:p>
          </table:table-cell>
          <table:table-cell table:style-name="Table1.A2" office:value-type="string">
            <text:p text:style-name="P25">Τήρηση όλων των απαιτούμενων στοιχείων προσωπικού με πλήρη και απεριόριστη ιστορικότητα, χωρίς κανένα ποσοτικό περιορισμό: Τυπικά και Ουσιαστικά προσόντα, Δημογραφικά στοιχεία, Υπηρεσιακά στοιχεία, Προϋπηρεσίες, Ποινές, Στοιχεία Αξιολόγησης, Μοριοδοτήσεις και γενικά οποιοδήποτε στοιχείο κρίνει η υπηρεσία απαραίτητο. </text:p>
            <text:p text:style-name="P25"><text:s text:c="2"/></text:p>
          </table:table-cell>
          <table:table-cell table:style-name="Table1.C2" office:value-type="string">
            <text:p text:style-name="P30"><text:span text:style-name="T36">Τύπος</text:span>:<text:span text:style-name="T39">Διατήρησης</text:span></text:p>
            <text:p text:style-name="P30"><text:s/><text:span text:style-name="T36">Κατηγορία</text:span>:<text:span text:style-name="T4"> </text:span><text:span text:style-name="T5">Complience</text:span></text:p>
          </table:table-cell>
        </table:table-row>
        <table:table-row>
          <table:table-cell table:style-name="Table1.A2" office:value-type="string">
            <text:p text:style-name="P27">1.2.2</text:p>
          </table:table-cell>
          <table:table-cell table:style-name="Table1.A2" office:value-type="string">
            <text:p text:style-name="P25">Πλήρης διασύνδεση με τα υπόλοιπα συστήματα:: Κάθε πληροφορία του Φακέλλου Προσωπικού θα μπορεί να αποτελεί κριτήριο αυτόματου προσδιορισμού Μισθολογικών Μεταβολών στην αντίστοιχη Ημερομηνία Ισχύος και στο αντίστοιχο χρονικό διάστημα. (βλ. Μισθοδοσία). Επίσης το σύστημα Προσωπικού θα είναι πλήρως και ολοκληρωμένα διασυνδεδεμένο με το σύστημα Προγραμματισμού και Ελέγχου Απασχόλησης: Π.χ. Ιστορικό Ωραρίων, Ιστορικό Τομέων Εργασίας για προγράμματα εργασίας, Κριτήρια προσδιορισμού Ημερών δικαιούμενης Αδείας οποιουδήποιτε τύπου κλπ</text:p>
          </table:table-cell>
          <table:table-cell table:style-name="Table1.C2" office:value-type="string">
            <text:p text:style-name="P31"><text:span text:style-name="T36">Τύπος</text:span>:Επίτευξης</text:p>
            <text:p text:style-name="P52"><text:s/><text:span text:style-name="T36">Κατηγορία</text:span>:<text:span text:style-name="T4"> </text:span><text:span text:style-name="T24">Software Intercompatibility</text:span></text:p>
          </table:table-cell>
        </table:table-row>
        <table:table-row>
          <table:table-cell table:style-name="Table1.A2" office:value-type="string">
            <text:p text:style-name="P27">1.2.<text:span text:style-name="T2">3</text:span></text:p>
          </table:table-cell>
          <table:table-cell table:style-name="Table1.A2" office:value-type="string">
            <text:p text:style-name="P25">Αυτόματη Ωρίμανση Κλιμακίων Μισθολογικής Εξέλιξης, αυτόματη ενημέρωση μισθοδοσίας και έκδοση απόφασης χορήγησης. </text:p>
          </table:table-cell>
          <table:table-cell table:style-name="Table1.C2" office:value-type="string">
            <text:p text:style-name="P30"><text:span text:style-name="T36">Τύπος</text:span>:Επίτευξης</text:p>
            <text:p text:style-name="P30"><text:s/><text:span text:style-name="T36">Κατηγορία</text:span>:<text:span text:style-name="T4"> </text:span><text:span text:style-name="T5">Functional/Satisfaction</text:span></text:p>
          </table:table-cell>
        </table:table-row>
        <table:table-row>
          <table:table-cell table:style-name="Table1.A2" office:value-type="string">
            <text:p text:style-name="P27">1.2.<text:span text:style-name="T34">4</text:span></text:p>
          </table:table-cell>
          <table:table-cell table:style-name="Table1.A2" office:value-type="string">
            <text:p text:style-name="P25">Αυτόματη προσμέτρηση προϋπηρεσιών και ποινών στην βαθμολογική και μισθολογική εξέλιξη και γενικότερα όπου απαιτηθεί. Αυτόματη εφαρμογή στασιμότητας για χρονικό διάστημα</text:p>
          </table:table-cell>
          <table:table-cell table:style-name="Table1.C2" office:value-type="string">
            <text:p text:style-name="P30"><text:span text:style-name="T36">Τύπος</text:span>:Επίτευξης</text:p>
            <text:p text:style-name="P30"><text:s/><text:span text:style-name="T36">Κατηγορία</text:span>:<text:span text:style-name="T4"> </text:span><text:span text:style-name="T5">Functional/Satisfaction</text:span></text:p>
          </table:table-cell>
        </table:table-row>
        <table:table-row>
          <table:table-cell table:style-name="Table1.A2" office:value-type="string">
            <text:p text:style-name="P27">1.2.<text:span text:style-name="T34">5</text:span></text:p>
          </table:table-cell>
          <table:table-cell table:style-name="Table1.A2" office:value-type="string">
            <text:p text:style-name="P25">Δυνατότητα καταχώρησης ποσοτικών δεδομένων σε κάθε καταχώρηση του Ιστορικού: Προσμετρούμενος χρόνος προϋπηρεσίας ή ποινής, Πλεονάζων Χρόνος, Ημερομηνία Αρχαιότητας, Μόρια αξιολόγησης, Βαθμός αξιολόγησης κ.α </text:p>
          </table:table-cell>
          <table:table-cell table:style-name="Table1.C2" office:value-type="string">
            <text:p text:style-name="P31"><text:span text:style-name="T36">Τύπος</text:span>:Επίτευξης</text:p>
            <text:p text:style-name="P31"><text:s/><text:span text:style-name="T36">Κατηγορία</text:span>:<text:span text:style-name="T4"> </text:span><text:span text:style-name="T5">Functional/Information</text:span></text:p>
          </table:table-cell>
        </table:table-row>
        <table:table-row>
          <table:table-cell table:style-name="Table1.A2" office:value-type="string">
            <text:p text:style-name="P28">1.2.<text:span text:style-name="T34">6</text:span></text:p>
          </table:table-cell>
          <table:table-cell table:style-name="Table1.A2" office:value-type="string">
            <text:p text:style-name="P25">Ορισμός των Οργανικών Θέσεων κατά Σχέση Εργασίας, Οργανική Ένταξη, Ειδικότητα (Κατηγορία – Κλάδο). Προσωποπαγείς Θέσεις. </text:p>
          </table:table-cell>
          <table:table-cell table:style-name="Table1.C2" office:value-type="string">
            <text:p text:style-name="P31"><text:span text:style-name="T36">Τύπος</text:span>:Επίτευξης</text:p>
            <text:p text:style-name="P31"><text:s/><text:span text:style-name="T36">Κατηγορία</text:span>:<text:span text:style-name="T4"> </text:span><text:span text:style-name="T5">Functional/</text:span><text:span text:style-name="T9">Satisfaction</text:span></text:p>
          </table:table-cell>
        </table:table-row>
        <table:table-row>
          <table:table-cell table:style-name="Table1.A2" office:value-type="string">
            <text:p text:style-name="P28">1.2.<text:span text:style-name="T34">7</text:span></text:p>
          </table:table-cell>
          <table:table-cell table:style-name="Table1.A2" office:value-type="string">
            <text:p text:style-name="P25">Έκδοση Κάλυψης Οργανικών Θέσεων – Δύναμης Προσωπικού – Κάλυψης θέσεων ευθύνης </text:p>
          </table:table-cell>
          <table:table-cell table:style-name="Table1.C2" office:value-type="string">
            <text:p text:style-name="P31"><text:span text:style-name="T36">Τύπος</text:span>:Επίτευξης</text:p>
            <text:p text:style-name="P31"><text:s/><text:span text:style-name="T36">Κατηγορία</text:span>:<text:span text:style-name="T4"> </text:span><text:span text:style-name="T5">Functional/</text:span><text:span text:style-name="T9">Satisfaction</text:span></text:p>
          </table:table-cell>
        </table:table-row>
        <table:table-row>
          <table:table-cell table:style-name="Table1.A2" office:value-type="string">
            <text:p text:style-name="P50">1.2.<text:span text:style-name="T34">8</text:span></text:p>
          </table:table-cell>
          <table:table-cell table:style-name="Table1.A2" office:value-type="string">
            <text:p text:style-name="P10">Λοιπά στοιχεία υποσυστήματος Προσωπικού</text:p>
          </table:table-cell>
          <table:table-cell table:style-name="Table1.C2" office:value-type="string">
            <text:p text:style-name="P30"/>
          </table:table-cell>
        </table:table-row>
        <table:table-row>
          <table:table-cell table:style-name="Table1.A2" office:value-type="string">
            <text:p text:style-name="P84">1.2.8.1</text:p>
          </table:table-cell>
          <table:table-cell table:style-name="Table1.A2" office:value-type="string">
            <text:p text:style-name="P25">Εύκολος – παραμετρικός εμπλουτισμός με νέα στοιχεία / πληροφορίες και αυτοματισμούς: Εύκολος εμπλουτισμός <text:soft-page-break/>με νέα στοιχεία πληροφοριών, σχέσεις και αυτοματισμούς (καθορισμός χρονικών ή λογικών συναρτήσεων με βάση τις οποίες προσδιορίζονται αυτόματα οι μεταβολές και ενημερώνεται – επίσης αυτόματα – το ιστορικό εξέλιξης εργαζομένου: Εξέλιξη χρόνου Υπηρεσίας, Ηλικίες, Βαθμολογική Εξέλιξη με βάση Προσόντα (π.χ Ν.4024/11), προϋπηρεσίες κλπ). Ο εμπλουτισμός του συστήματος με νέα στοιχεία και αυτοματισμούς πρέπει να είναι φιλικός στον μη ειδικό χρήστη και οπωσδήποτε χωρίς ανάγκη παρέμβασης σε προγράμματα </text:p>
          </table:table-cell>
          <table:table-cell table:style-name="Table1.C2" office:value-type="string">
            <text:p text:style-name="P62"><text:span text:style-name="T36">Τύπος</text:span>:Επίτευξης</text:p>
            <text:p text:style-name="P62"><text:s/><text:span text:style-name="T36">Κατηγορία</text:span>:<text:span text:style-name="T4"> </text:span><text:span text:style-name="T25">Convinience</text:span></text:p>
          </table:table-cell>
        </table:table-row>
        <table:table-row>
          <table:table-cell table:style-name="Table1.A2" office:value-type="string">
            <text:p text:style-name="P43">1.2.<text:span text:style-name="T34">8</text:span>.6</text:p>
          </table:table-cell>
          <table:table-cell table:style-name="Table1.A2" office:value-type="string">
            <text:p text:style-name="P26">Όλες οι μεταβολές θα είναι δυνατόν να εντοπιστούν ανά Χρήστη, Ημερομηνία, Είδος μεταβολής κλπ (Ημερολόγιο Καταχωρήσεων). Θα είναι δυνατή η τήρηση απεριόριστου ιστορικού μεταβολών. </text:p>
            <text:p text:style-name="P26">ΝΑΙ </text:p>
          </table:table-cell>
          <table:table-cell table:style-name="Table1.C2" office:value-type="string">
            <text:p text:style-name="P32"><text:span text:style-name="T36">Τύπος</text:span>:Επίτευξης</text:p>
            <text:p text:style-name="P32"><text:s/><text:span text:style-name="T36">Κατηγορία</text:span>:<text:span text:style-name="T4"> </text:span><text:span text:style-name="T5">Functional/</text:span><text:span text:style-name="T9">Satisfaction</text:span></text:p>
          </table:table-cell>
        </table:table-row>
        <table:table-row>
          <table:table-cell table:style-name="Table1.A2" office:value-type="string">
            <text:p text:style-name="P12">1.3.</text:p>
          </table:table-cell>
          <table:table-cell table:style-name="Table1.A2" office:value-type="string">
            <text:p text:style-name="P9">ΥΠΟΣΥΣΤΗΜΑ ΠΡΟΓΡΑΜΜΑΤΙΣΜΟΥ - ΕΛΕΓΧΟΥ ΑΠΑΣΧΟΛΗΣΗΣ </text:p>
          </table:table-cell>
          <table:table-cell table:style-name="Table1.C2" office:value-type="string">
            <text:p text:style-name="P5"/>
          </table:table-cell>
        </table:table-row>
        <table:table-row>
          <table:table-cell table:style-name="Table1.A2" office:value-type="string">
            <text:p text:style-name="P14">1.3.<text:span text:style-name="T10">1</text:span></text:p>
          </table:table-cell>
          <table:table-cell table:style-name="Table1.A2" office:value-type="string">
            <text:p text:style-name="P9">Γενικά Στοιχεία Υποσυστήματος</text:p>
          </table:table-cell>
          <table:table-cell table:style-name="Table1.C2" office:value-type="string">
            <text:p text:style-name="P5"/>
          </table:table-cell>
        </table:table-row>
        <table:table-row>
          <table:table-cell table:style-name="Table1.A2" office:value-type="string">
            <text:p text:style-name="P7">1.3.<text:span text:style-name="T10">1</text:span>.<text:span text:style-name="T10">1</text:span></text:p>
          </table:table-cell>
          <table:table-cell table:style-name="Table1.A2" office:value-type="string">
            <text:p text:style-name="P5">Το σύστημα θα επιτρέπει την αποκεντρωμένη λειτουργία ιδίως της κατάρτισης των προγραμμάτων απασχόλησης (βαρδιών) κατά τομέα ευθύνης ή και κλιμάκιο με τρόπο φιλικό και εύκολο στον μη ειδικό χρήστη </text:p>
            <text:p text:style-name="P5">ΝΑΙ </text:p>
          </table:table-cell>
          <table:table-cell table:style-name="Table1.C2" office:value-type="string">
            <text:p text:style-name="P32"><text:span text:style-name="T36">Τύπος</text:span>:Επίτευξης</text:p>
            <text:p text:style-name="P32"><text:s/><text:span text:style-name="T36">Κατηγορία</text:span>:<text:span text:style-name="T4"> </text:span><text:span text:style-name="T11">User Interface/Usability <text:s/></text:span></text:p>
          </table:table-cell>
        </table:table-row>
        <table:table-row>
          <table:table-cell table:style-name="Table1.A2" office:value-type="string">
            <text:p text:style-name="P7">1.3.<text:span text:style-name="T10">1</text:span>.<text:span text:style-name="T11">2</text:span></text:p>
          </table:table-cell>
          <table:table-cell table:style-name="Table1.A2" office:value-type="string">
            <text:p text:style-name="P5">Δυνατότητα αποκεντρωμένης διαχείρισης και των απουσιών – αδειών με βάση έλεγχο κριτηρίων (δικαιωμάτων) που θα καθορίζονται κεντρικά από το τμήμα προσωπικού (π.χ. ποιούς τύπους αδειών δικαιούται και ποσότητα αδείας) και θα ελέγχονται αυτόματα από το σύστημα. </text:p>
          </table:table-cell>
          <table:table-cell table:style-name="Table1.C2" office:value-type="string">
            <text:p text:style-name="P32"><text:span text:style-name="T36">Τύπος</text:span>:Επίτευξης</text:p>
            <text:p text:style-name="P32"><text:s/><text:span text:style-name="T36">Κατηγορία</text:span>:<text:span text:style-name="T4"> </text:span><text:span text:style-name="T5">Functional/</text:span><text:span text:style-name="T25">Information</text:span></text:p>
          </table:table-cell>
        </table:table-row>
        <table:table-row>
          <table:table-cell table:style-name="Table1.A2" office:value-type="string">
            <text:p text:style-name="P7">1.3.<text:span text:style-name="T10">1</text:span>.<text:span text:style-name="T11">3</text:span></text:p>
          </table:table-cell>
          <table:table-cell table:style-name="Table1.A2" office:value-type="string">
            <text:p text:style-name="P5">Κεντρικός Έλεγχος – καθοδήγηση καταχωρήσεων: Π.χ. Απαγόρευση καταχωρίσεων μεταβολών πριν από καθοριζόμενη Ημερομηνία. </text:p>
          </table:table-cell>
          <table:table-cell table:style-name="Table1.C2" office:value-type="string">
            <text:p text:style-name="P32"><text:span text:style-name="T36">Τύπος</text:span>:Επίτευξης</text:p>
            <text:p text:style-name="P32"><text:s/><text:span text:style-name="T36">Κατηγορία</text:span>:<text:span text:style-name="T4"> </text:span><text:span text:style-name="T25">Stim-Response</text:span></text:p>
          </table:table-cell>
        </table:table-row>
        <table:table-row>
          <table:table-cell table:style-name="Table1.A2" office:value-type="string">
            <text:p text:style-name="P14">1.3.<text:span text:style-name="T18">2</text:span></text:p>
          </table:table-cell>
          <table:table-cell table:style-name="Table1.A2" office:value-type="string">
            <text:p text:style-name="P9">Εβδομαδιαία Προγράμματα Προσωπικού </text:p>
          </table:table-cell>
          <table:table-cell table:style-name="Table1.C2" office:value-type="string">
            <text:p text:style-name="P32"/>
          </table:table-cell>
        </table:table-row>
        <table:table-row>
          <table:table-cell table:style-name="Table1.A2" office:value-type="string">
            <text:p text:style-name="P7">1.3.<text:span text:style-name="T18">2</text:span>.<text:span text:style-name="T18">1</text:span></text:p>
          </table:table-cell>
          <table:table-cell table:style-name="Table1.A2" office:value-type="string">
            <text:p text:style-name="P5">Τα προγράμματα καταστρώνονται, ημερολογιακά, <text:s/>ανά ομάδα εργαζομένων που υπηρετεί στον τομέα ευθύνης ή κλιμάκιο ή άλλο οργανωτικό σχήμα που μπορεί να μην αντιπροσωπεύει ακριβώς το ισχύον οργανόγραμμα. </text:p>
          </table:table-cell>
          <table:table-cell table:style-name="Table1.C2" office:value-type="string">
            <text:p text:style-name="P33"><text:span text:style-name="T36">Τύπος</text:span>:<text:span text:style-name="T11">Maintain</text:span></text:p>
            <text:p text:style-name="P33"><text:s/><text:span text:style-name="T36">Κατηγορία</text:span>:<text:span text:style-name="T4"> </text:span><text:span text:style-name="T5">Functional/</text:span><text:span text:style-name="T9">Satisfaction</text:span></text:p>
          </table:table-cell>
        </table:table-row>
        <table:table-row>
          <table:table-cell table:style-name="Table1.A2" office:value-type="string">
            <text:p text:style-name="P7">1.3.<text:span text:style-name="T18">2</text:span>.<text:span text:style-name="T18">2</text:span></text:p>
          </table:table-cell>
          <table:table-cell table:style-name="Table1.A2" office:value-type="string">
            <text:p text:style-name="P5">Το τελικό εβδομαδιάιο πρόγραμμα εκτυπώνεται, αναρτάται και φυλάσσεται (και μηχανογραφικά). Δυνατότητα υποβολής στο ΣΕΠΕ. </text:p>
          </table:table-cell>
          <table:table-cell table:style-name="Table1.C2" office:value-type="string">
            <text:p text:style-name="P33"><text:span text:style-name="T36">Τύπος</text:span>:<text:span text:style-name="T11">Maintain</text:span></text:p>
            <text:p text:style-name="P33"><text:s/><text:span text:style-name="T36">Κατηγορία</text:span>:<text:span text:style-name="T4"> </text:span><text:span text:style-name="T11">Software Incompatibility </text:span></text:p>
          </table:table-cell>
        </table:table-row>
        <table:table-row>
          <table:table-cell table:style-name="Table1.A2" office:value-type="string">
            <text:p text:style-name="P7">1.3.<text:span text:style-name="T18">2</text:span>.<text:span text:style-name="T18">3</text:span></text:p>
          </table:table-cell>
          <table:table-cell table:style-name="Table1.A2" office:value-type="string">
            <text:p text:style-name="P5">Οι διορθώσεις – αλλαγές του προγράμματος που γίνονται κατά την εκτέλεσή του (έκτακτες απουσίες, αμοιβαίες αλλαγές βαρδιών, έκτακτες βάρδιες κλπ) εμφανίζονται σε ξεχωριστή αναφορά «Μεταβολές προγράμματος Εργασίας κατά την εκτέλεση»</text:p>
          </table:table-cell>
          <table:table-cell table:style-name="Table1.C2" office:value-type="string">
            <text:p text:style-name="P33"><text:span text:style-name="T36">Τύπος</text:span>:<text:span text:style-name="T11">Maintain</text:span></text:p>
            <text:p text:style-name="P33"><text:s/><text:span text:style-name="T36">Κατηγορία</text:span>:<text:span text:style-name="T4"> </text:span><text:span text:style-name="T11">Device Interface</text:span></text:p>
          </table:table-cell>
        </table:table-row>
        <table:table-row>
          <table:table-cell table:style-name="Table1.A2" office:value-type="string">
            <text:p text:style-name="P44">1.3<text:span text:style-name="T37">.2</text:span>.<text:span text:style-name="T38">4</text:span></text:p>
          </table:table-cell>
          <table:table-cell table:style-name="Table1.A2" office:value-type="string">
            <text:p text:style-name="P5">Ο χρήστης πρέπει να μπορεί να ενημερώνεται για τα αποτελέσματα της επεξεργασίας του συγκεκριμένου προγράμματος οποιαδήποτε στιγμή το επιθυμεί</text:p>
          </table:table-cell>
          <table:table-cell table:style-name="Table1.C2" office:value-type="string">
            <text:p text:style-name="P33"><text:span text:style-name="T36">Τύπος</text:span>:<text:span text:style-name="T11">Achive</text:span></text:p>
            <text:p text:style-name="P33"><text:s/><text:span text:style-name="T36">Κατηγορία</text:span><text:span text:style-name="T6">: </text:span><text:span text:style-name="T12">User Interface/ Convinience</text:span></text:p>
          </table:table-cell>
        </table:table-row>
        <text:soft-page-break/>
        <table:table-row>
          <table:table-cell table:style-name="Table1.A2" office:value-type="string">
            <text:p text:style-name="P14">1.3.<text:span text:style-name="T18">3</text:span></text:p>
          </table:table-cell>
          <table:table-cell table:style-name="Table1.A2" office:value-type="string">
            <text:p text:style-name="P9">Παρακολούθηση Ασθενειών, Αδειών, Απουσιών</text:p>
          </table:table-cell>
          <table:table-cell table:style-name="Table1.C2" office:value-type="string">
            <text:p text:style-name="P33"/>
          </table:table-cell>
        </table:table-row>
        <table:table-row>
          <table:table-cell table:style-name="Table1.A2" office:value-type="string">
            <text:p text:style-name="P44">1.3<text:span text:style-name="T37">.3</text:span>.<text:span text:style-name="T38">1</text:span></text:p>
          </table:table-cell>
          <table:table-cell table:style-name="Table1.A2" office:value-type="string">
            <text:p text:style-name="P5">Παρακολούθηση όλων των τύπων Απουσιών που προβλέπονται από την νομοθεσία και αποφάσεις της διοίκησης: Π.χ. Κανονικές Άδειες, Αιμοδοτικές, Σχολικές, και άλλες, χωρίς ποσοτικό ή άλλο περιορισμό</text:p>
          </table:table-cell>
          <table:table-cell table:style-name="Table1.C2" office:value-type="string">
            <text:p text:style-name="P34"><text:span text:style-name="T36">Τύπος</text:span>:<text:span text:style-name="T11">Achive</text:span></text:p>
            <text:p text:style-name="P34"><text:s/><text:span text:style-name="T36">Κατηγορία</text:span><text:span text:style-name="T6">: </text:span><text:span text:style-name="T13">complience</text:span></text:p>
          </table:table-cell>
        </table:table-row>
        <table:table-row>
          <table:table-cell table:style-name="Table1.A2" office:value-type="string">
            <text:p text:style-name="P44">1.3<text:span text:style-name="T37">.3</text:span>.<text:span text:style-name="T38">2</text:span></text:p>
          </table:table-cell>
          <table:table-cell table:style-name="Table1.A2" office:value-type="string">
            <text:p text:style-name="P5">Αυτόματος υπολογισμός και ενημέρωση δικαιωμάτων αδειών με βάση κριτήρια (στοιχεία φακέλλου προσωπικού). </text:p>
          </table:table-cell>
          <table:table-cell table:style-name="Table1.C2" office:value-type="string">
            <text:p text:style-name="P34"><text:span text:style-name="T36">Τύπος</text:span>:<text:span text:style-name="T11">Achive</text:span></text:p>
            <text:p text:style-name="P34"><text:s/><text:span text:style-name="T36">Κατηγορία</text:span><text:span text:style-name="T6">: </text:span><text:span text:style-name="T14">Satisfaction</text:span></text:p>
          </table:table-cell>
        </table:table-row>
        <table:table-row>
          <table:table-cell table:style-name="Table1.A2" office:value-type="string">
            <text:p text:style-name="P14">1.3.<text:span text:style-name="T18">4</text:span></text:p>
          </table:table-cell>
          <table:table-cell table:style-name="Table1.A2" office:value-type="string">
            <text:p text:style-name="P9">Ωράρια</text:p>
          </table:table-cell>
          <table:table-cell table:style-name="Table1.C2" office:value-type="string">
            <text:p text:style-name="P5"/>
          </table:table-cell>
        </table:table-row>
        <table:table-row>
          <table:table-cell table:style-name="Table1.A2" office:value-type="string">
            <text:p text:style-name="P14">1.3.<text:span text:style-name="T18">4.1</text:span></text:p>
          </table:table-cell>
          <table:table-cell table:style-name="Table1.A2" office:value-type="string">
            <text:p text:style-name="P5">Θα πρέπει να υποστηρίζονται οσαδήποτε διαφορετικά ωράρια: Κανονικό, Μητάρας Βρέφους, Μητέρας Νηπίου, Μειωμένο, ειδικά κα.Τήρηση πλήρους Ιστορικού στον εναιίο φάκελλο προσωπικού. </text:p>
          </table:table-cell>
          <table:table-cell table:style-name="Table1.C2" office:value-type="string">
            <text:p text:style-name="P34"><text:span text:style-name="T36">Τύπος</text:span>:<text:span text:style-name="T11">Achive</text:span></text:p>
            <text:p text:style-name="P34"><text:s/><text:span text:style-name="T36">Κατηγορία</text:span><text:span text:style-name="T6">: </text:span><text:span text:style-name="T16">Satisfaction</text:span></text:p>
          </table:table-cell>
        </table:table-row>
        <table:table-row>
          <table:table-cell table:style-name="Table1.A2" office:value-type="string">
            <text:p text:style-name="P14">1.3.<text:span text:style-name="T18">5</text:span></text:p>
          </table:table-cell>
          <table:table-cell table:style-name="Table1.A2" office:value-type="string">
            <text:p text:style-name="P9">Αναδρομική Επεξεργασία</text:p>
          </table:table-cell>
          <table:table-cell table:style-name="Table1.C2" office:value-type="string">
            <text:p text:style-name="P5"/>
          </table:table-cell>
        </table:table-row>
        <table:table-row>
          <table:table-cell table:style-name="Table1.A2" office:value-type="string">
            <text:p text:style-name="P20">1.3.<text:span text:style-name="T18">5.1</text:span></text:p>
          </table:table-cell>
          <table:table-cell table:style-name="Table1.A2" office:value-type="string">
            <text:p text:style-name="P5">θα πρέπει να παράγει αυτόματα όλες τις τυχόν αναδρομικές διαφορές κινήσεων οι οποίες μπορεί να προέρχονται από οποιαδήποτε αιτία (Αναδρομική Αλλαγή Ωραρίου, Προγραμματισμού Βάρδιας, Ομάδας Βαρδιών, ορισμού αργιών κλπ). Με βάση τις αναδρομικές διαφορές απασχόλησης θα υπολογίζονται και τα αναδρομικά της Μισθοδοσίας</text:p>
          </table:table-cell>
          <table:table-cell table:style-name="Table1.C2" office:value-type="string">
            <text:p text:style-name="P34"><text:span text:style-name="T36">Τύπος</text:span>:<text:span text:style-name="T11">Achive</text:span></text:p>
            <text:p text:style-name="P34"><text:s/><text:span text:style-name="T36">Κατηγορία</text:span><text:span text:style-name="T6">: </text:span><text:span text:style-name="T14">Strim Responce </text:span></text:p>
          </table:table-cell>
        </table:table-row>
        <table:table-row>
          <table:table-cell table:style-name="Table1.A2" office:value-type="string">
            <text:p text:style-name="P14">1.3.<text:span text:style-name="T18">6</text:span></text:p>
          </table:table-cell>
          <table:table-cell table:style-name="Table1.A2" office:value-type="string">
            <text:p text:style-name="P9">Διασυνδέσεις</text:p>
          </table:table-cell>
          <table:table-cell table:style-name="Table1.C2" office:value-type="string">
            <text:p text:style-name="P5"/>
          </table:table-cell>
        </table:table-row>
        <table:table-row>
          <table:table-cell table:style-name="Table1.A2" office:value-type="string">
            <text:p text:style-name="P20">1.3.<text:span text:style-name="T18">6.1</text:span></text:p>
          </table:table-cell>
          <table:table-cell table:style-name="Table1.A2" office:value-type="string">
            <text:p text:style-name="P24">Όπως αναφέρεται και παραπάνω ο Προγραμματισμός και Έλεγχος Απασχόλησης βασίζεται / χρησιμοποιεί, πρακτικά, οποιαδήποτε στοιχεία Προσωπικού χρειαστεί (κριτήρια, μητρώα, ωράρια, ομάδες, κατηγορίες, οικογενειακή κατάσταση, ταξινομήσεις κλπ. Επίσης ενημερώνει αυτόματα την μισθοδοσία. Η διασύνδεση πρέπει να είναι πλήρης χωρίς περιορισμούς ώστε τα 3 συστήματα να λειτουργούν ως ενιαίο σύστημα </text:p>
          </table:table-cell>
          <table:table-cell table:style-name="Table1.C2" office:value-type="string">
            <text:p text:style-name="P34"><text:span text:style-name="T36">Τύπος</text:span>:<text:span text:style-name="T11">Achive</text:span></text:p>
            <text:p text:style-name="P34"><text:s/><text:span text:style-name="T36">Κατηγορία</text:span><text:span text:style-name="T6">:</text:span><text:span text:style-name="T14">Reliability</text:span></text:p>
          </table:table-cell>
        </table:table-row>
        <table:table-row>
          <table:table-cell table:style-name="Table1.A2" office:value-type="string">
            <text:p text:style-name="P14">1.3.<text:span text:style-name="T18">6</text:span></text:p>
          </table:table-cell>
          <table:table-cell table:style-name="Table1.A2" office:value-type="string">
            <text:p text:style-name="P9">Έλεγχος Πραγματοποίησης Προγραμμάτων Απασχόληση</text:p>
          </table:table-cell>
          <table:table-cell table:style-name="Table1.C2" office:value-type="string">
            <text:p text:style-name="P5"/>
          </table:table-cell>
        </table:table-row>
        <table:table-row>
          <table:table-cell table:style-name="Table1.A2" office:value-type="string">
            <text:p text:style-name="P21">1.3.<text:span text:style-name="T18">6.</text:span><text:span text:style-name="T19">1</text:span></text:p>
          </table:table-cell>
          <table:table-cell table:style-name="Table1.A2" office:value-type="string">
            <text:p text:style-name="P24">Η ακριβής πραγματοποίηση των προγραμμάτων εργασίας – απουσιών μπορεί να γίνει με Ηλεκτρονικούς Σταθμούς αυτόματης Συλλογής κινήσεων αφίξεων – αναχωρήσεων (Ηλεκτρονικά Ρολόγια). Το σύστημα πρέπει να προσφέρει την δυνατότητα αυτή με τις προδιαγραφές που καθορίζονται πιο κάτω. </text:p>
          </table:table-cell>
          <table:table-cell table:style-name="Table1.C2" office:value-type="string">
            <text:p text:style-name="P35"><text:span text:style-name="T36">Τύπος</text:span>:<text:span text:style-name="T11">Achive</text:span></text:p>
            <text:p text:style-name="P35"><text:s/><text:span text:style-name="T36">Κατηγορία</text:span><text:span text:style-name="T6">:</text:span><text:span text:style-name="T15">Software Interface</text:span></text:p>
          </table:table-cell>
        </table:table-row>
        <table:table-row>
          <table:table-cell table:style-name="Table1.A2" office:value-type="string">
            <text:p text:style-name="P21">1.3.<text:span text:style-name="T18">6.</text:span><text:span text:style-name="T19">2</text:span></text:p>
          </table:table-cell>
          <table:table-cell table:style-name="Table1.A2" office:value-type="string">
            <text:p text:style-name="P24">Σε περίπτωση που η ΕΡΤ δεν επιλέξει την εγκατάσταση Ηλεκτρονικών Ρολογιών θα πρέπει να υπάρχει δυνατότητα συλλογής των εκτάκτων απουσιών μέσα από τις μεταβολές των προγραμμάτων εργασίας καθώς και διαδικασία ελέγχου και οριστικοποίησης των εκτάκτων κινήσεων (π.χ. προσκόμιση δικαιολογητικών ασθένειας, διεκπεραίωση διαδικασίας χορήγησης αδείας κλπ.) </text:p>
          </table:table-cell>
          <table:table-cell table:style-name="Table1.C2" office:value-type="string">
            <text:p text:style-name="P35"><text:span text:style-name="T36">Τύπος</text:span>:<text:span text:style-name="T19">Softgoal</text:span></text:p>
            <text:p text:style-name="P35"><text:s/><text:span text:style-name="T36">Κατηγορία</text:span><text:span text:style-name="T6">:</text:span><text:span text:style-name="T17">Satisfation</text:span></text:p>
          </table:table-cell>
        </table:table-row>
        <table:table-row>
          <table:table-cell table:style-name="Table1.A2" office:value-type="string">
            <text:p text:style-name="P15">1.3.<text:span text:style-name="T19">7</text:span></text:p>
          </table:table-cell>
          <table:table-cell table:style-name="Table1.A2" office:value-type="string">
            <text:p text:style-name="P9">Έλεγχος παρουσίας από Ηλεκτρονικά Σημεία- Συστήματα </text:p>
          </table:table-cell>
          <table:table-cell table:style-name="Table1.C2" office:value-type="string">
            <text:p text:style-name="P24"/>
          </table:table-cell>
        </table:table-row>
        <table:table-row>
          <table:table-cell table:style-name="Table1.A2" office:value-type="string">
            <text:p text:style-name="P21">1.3.<text:span text:style-name="T19">7.1</text:span></text:p>
          </table:table-cell>
          <table:table-cell table:style-name="Table1.A2" office:value-type="string">
            <text:p text:style-name="P24">Το δίκτυο Ηλεκτρονικών Ρολογιών θα ελέγχεται κεντρικά. Οι κινήσεις θα συλλέγονται αυτόματα (χωρίς παρέμβαση χειριστή), άμεσα, και θα αποθηκεύονται κατευθείαν στην <text:soft-page-break/>κεντρική βάση δεδομένων του συστήματος. </text:p>
          </table:table-cell>
          <table:table-cell table:style-name="Table1.C2" office:value-type="string">
            <text:p text:style-name="P35"><text:span text:style-name="T36">Τύπος</text:span>:<text:span text:style-name="T19">Achive</text:span></text:p>
            <text:p text:style-name="P38"><text:s/><text:span text:style-name="T36">Κατηγορία</text:span><text:span text:style-name="T6">:</text:span><text:span text:style-name="T26">Instalation</text:span></text:p>
          </table:table-cell>
        </table:table-row>
        <table:table-row>
          <table:table-cell table:style-name="Table1.A2" office:value-type="string">
            <text:p text:style-name="P21">1.3.<text:span text:style-name="T19">7.</text:span><text:span text:style-name="T26">2</text:span></text:p>
          </table:table-cell>
          <table:table-cell table:style-name="Table1.A2" office:value-type="string">
            <text:p text:style-name="P24">Θα εκδίδεται Δελτίο Απόντων, Δελτίο Καθυστερήσεων – Μειωμένου Ωραρίου με άμεση ενημερότητα - επικαιρότητα.</text:p>
          </table:table-cell>
          <table:table-cell table:style-name="Table1.C2" office:value-type="string">
            <text:p text:style-name="P35"><text:span text:style-name="T36">Τύπος</text:span>:<text:span text:style-name="T19">Achive</text:span></text:p>
            <text:p text:style-name="P38"><text:s/><text:span text:style-name="T36">Κατηγορία</text:span><text:span text:style-name="T6">: </text:span><text:span text:style-name="T19">Satisfaction</text:span></text:p>
          </table:table-cell>
        </table:table-row>
        <table:table-row>
          <table:table-cell table:style-name="Table1.A2" office:value-type="string">
            <text:p text:style-name="P21">1.3.<text:span text:style-name="T19">7.</text:span><text:span text:style-name="T26">3</text:span></text:p>
          </table:table-cell>
          <table:table-cell table:style-name="Table1.A2" office:value-type="string">
            <text:p text:style-name="P24">Θα προφέρεται εύκολος τρόπος ατομικής ή μαζικής δικαιολόγησης απουσιών (π.χ. Απεργίας) καθώς και καθυστερήσεων, εξόδων, πρόωρων αναχωρήσεων</text:p>
          </table:table-cell>
          <table:table-cell table:style-name="Table1.C2" office:value-type="string">
            <text:p text:style-name="P35"><text:span text:style-name="T36">Τύπος</text:span>:<text:span text:style-name="T19">Achive</text:span></text:p>
            <text:p text:style-name="P38"><text:s/><text:span text:style-name="T36">Κατηγορία</text:span><text:span text:style-name="T6">: </text:span><text:span text:style-name="T19">Conviniecne</text:span></text:p>
          </table:table-cell>
        </table:table-row>
        <table:table-row>
          <table:table-cell table:style-name="Table1.A2" office:value-type="string">
            <text:p text:style-name="P12">1.4.</text:p>
          </table:table-cell>
          <table:table-cell table:style-name="Table1.A2" office:value-type="string">
            <text:p text:style-name="P9"><text:s/>ΥΠΟΣΥΣΤΗΜΑ ΜΙΣΘΟΔΟΣΙΑΣ ΓΕΝΙΚΑ ΣΤΟΙΧΕΙΑ </text:p>
          </table:table-cell>
          <table:table-cell table:style-name="Table1.C2" office:value-type="string">
            <text:p text:style-name="P5"/>
          </table:table-cell>
        </table:table-row>
        <table:table-row>
          <table:table-cell table:style-name="Table1.A2" office:value-type="string">
            <text:p text:style-name="P12">1.4.<text:span text:style-name="T19">1</text:span></text:p>
          </table:table-cell>
          <table:table-cell table:style-name="Table1.A2" office:value-type="string">
            <text:p text:style-name="P11"><text:s/>ΓΕΝΙΚΑ ΣΤΟΙΧΕΙΑ </text:p>
          </table:table-cell>
          <table:table-cell table:style-name="Table1.C2" office:value-type="string">
            <text:p text:style-name="P5"/>
          </table:table-cell>
        </table:table-row>
        <table:table-row>
          <table:table-cell table:style-name="Table1.A2" office:value-type="string">
            <text:p text:style-name="P21">1.4.<text:span text:style-name="T19">1.1</text:span></text:p>
          </table:table-cell>
          <table:table-cell table:style-name="Table1.A2" office:value-type="string">
            <text:p text:style-name="P24"><text:s/>Το σύστημα απαιτείται να καλύπτει οποιεσδήποτε άλλες απαιτήσεις της ΕΡΤ ή του δημοσίου / ΝΠΔΔ δεν αναφέρονται στην παρούσα, προκειμένου να καλύπτεται η απαίτηση του ολοκληρωμένου και πλήρως αυτοματοποιημένου συστήματος. </text:p>
          </table:table-cell>
          <table:table-cell table:style-name="Table1.C2" office:value-type="string">
            <text:p text:style-name="P35"><text:span text:style-name="T36">Τύπος</text:span>:<text:span text:style-name="T19">Softgoal</text:span></text:p>
            <text:p text:style-name="P38"><text:span text:style-name="T36">Κατηγορία</text:span><text:span text:style-name="T6">: </text:span><text:span text:style-name="T19">Satisfaction</text:span></text:p>
          </table:table-cell>
        </table:table-row>
        <table:table-row>
          <table:table-cell table:style-name="Table1.A2" office:value-type="string">
            <text:p text:style-name="P21">1.4.<text:span text:style-name="T19">1.2</text:span></text:p>
          </table:table-cell>
          <table:table-cell table:style-name="Table1.A2" office:value-type="string">
            <text:p text:style-name="P24">Πλήρης Διασύνδεση με το υποσύστημα Προσωπικού (ενιαίο σύστημα) </text:p>
          </table:table-cell>
          <table:table-cell table:style-name="Table1.C2" office:value-type="string">
            <text:p text:style-name="P35"><text:span text:style-name="T36">Τύπος</text:span>:<text:span text:style-name="T19">Softgoal</text:span></text:p>
            <text:p text:style-name="P38"><text:span text:style-name="T36">Κατηγορία</text:span><text:span text:style-name="T6">: </text:span><text:span text:style-name="T19">Distribution</text:span></text:p>
          </table:table-cell>
        </table:table-row>
        <table:table-row>
          <table:table-cell table:style-name="Table1.A2" office:value-type="string">
            <text:p text:style-name="P21">1.4.<text:span text:style-name="T19">1.3</text:span></text:p>
          </table:table-cell>
          <table:table-cell table:style-name="Table1.A2" office:value-type="string">
            <text:p text:style-name="P24">Όλες οι Μισθολογικές μεταβολές (αμοιβών, κρατήσεων – εισφορών, φόρων) θα προσδιορίζονται αυτόματα με κριτήρια τις πληροφορίες του Φακέλου Προσωπικού. </text:p>
          </table:table-cell>
          <table:table-cell table:style-name="Table1.C2" office:value-type="string">
            <text:p text:style-name="P35"><text:span text:style-name="T36">Τύπος</text:span>:<text:span text:style-name="T19">Softgoal</text:span></text:p>
            <text:p text:style-name="P38"><text:span text:style-name="T36">Κατηγορία</text:span><text:span text:style-name="T6">: </text:span><text:span text:style-name="T19">Satisfaction</text:span></text:p>
          </table:table-cell>
        </table:table-row>
        <table:table-row>
          <table:table-cell table:style-name="Table1.A2" office:value-type="string">
            <text:p text:style-name="P22">1.4.<text:span text:style-name="T19">1.</text:span><text:span text:style-name="T27">4</text:span></text:p>
          </table:table-cell>
          <table:table-cell table:style-name="Table1.A2" office:value-type="string">
            <text:p text:style-name="P24">Κάθε μεταβολή στοιχείου του Προσωπικού θα πρέπει να παράγει – αυτόματα - τις κατάλληλες αιτήσεις για τις απαραίτητες επεξεργασίες της Μισθοδοσίας έτσι ώστε να διασφαλίζεται ότι οι μισθολογικές μεταβολές που συνεπάγεται θα γίνουν οπωσδήποτε (εξασφάλιση consistency Μισθοδοσίας – Προσωπικού). <text:s/>Οι Μισθολογικές Μεταβολές θα γίνονται όταν ο υπεύθυνος Μισθοδοσίας το αποφασίζει</text:p>
          </table:table-cell>
          <table:table-cell table:style-name="Table1.C2" office:value-type="string">
            <text:p text:style-name="P36"><text:span text:style-name="T36">Τύπος</text:span>:<text:span text:style-name="T19">Softgoal</text:span></text:p>
            <text:p text:style-name="P39"><text:span text:style-name="T36">Κατηγορία</text:span><text:span text:style-name="T6">: </text:span><text:span text:style-name="T20">Reliability</text:span></text:p>
          </table:table-cell>
        </table:table-row>
        <table:table-row>
          <table:table-cell table:style-name="Table1.A2" office:value-type="string">
            <text:p text:style-name="P12">1.4.<text:span text:style-name="T20">2</text:span></text:p>
          </table:table-cell>
          <table:table-cell table:style-name="Table1.A2" office:value-type="string">
            <text:p text:style-name="P71">Ιστορικά Στοιχεία </text:p>
          </table:table-cell>
          <table:table-cell table:style-name="Table1.C2" office:value-type="string">
            <text:p text:style-name="P24"/>
          </table:table-cell>
        </table:table-row>
        <table:table-row>
          <table:table-cell table:style-name="Table1.A2" office:value-type="string">
            <text:p text:style-name="P22">1.4.<text:span text:style-name="T20">2.1</text:span></text:p>
          </table:table-cell>
          <table:table-cell table:style-name="Table1.A2" office:value-type="string">
            <text:p text:style-name="P24">Απαιτείται η τήρηση πλήρους Ιστορικού Συλλογικών Συμβάσεων Εργασίας, Νόμων και Κανονισμών απεριόριστης χρονικής διάρκειας και χωρίς ποσοτικούς περιορισμούς (οσεσδήποτε, οσουσδήποτε). </text:p>
          </table:table-cell>
          <table:table-cell table:style-name="Table1.C2" office:value-type="string">
            <text:p text:style-name="P36"><text:span text:style-name="T36">Τύπος</text:span>:<text:span text:style-name="T41">Διατήρηση </text:span></text:p>
            <text:p text:style-name="P39"><text:span text:style-name="T36">Κατηγορία</text:span><text:span text:style-name="T6">: </text:span><text:span text:style-name="T27">Satisfaction</text:span></text:p>
          </table:table-cell>
        </table:table-row>
        <table:table-row>
          <table:table-cell table:style-name="Table1.A2" office:value-type="string">
            <text:p text:style-name="P22">1.4.<text:span text:style-name="T20">2.</text:span><text:span text:style-name="T27">2</text:span></text:p>
          </table:table-cell>
          <table:table-cell table:style-name="Table1.A2" office:value-type="string">
            <text:p text:style-name="P24">Περιέχει πλήρες Ιστορικό όλων των Ονομαστικών (ανά εργαζόμενο) Αμοιβών (π.χ. Βασικός Μισθός, Επιδόματα, Ωρομίσθια κλπ.) με απεριόριστη χρονική διάρκεια και χωρίς ποσοτικούς περιορισμούς (οσεσδήποτε αμοιβές </text:p>
          </table:table-cell>
          <table:table-cell table:style-name="Table1.C2" office:value-type="string">
            <text:p text:style-name="P36"><text:span text:style-name="T36">Τύπος</text:span>:<text:span text:style-name="T20">Achive</text:span></text:p>
            <text:p text:style-name="P39"><text:span text:style-name="T36">Κατηγορία</text:span><text:span text:style-name="T6">: </text:span><text:span text:style-name="T20">Information</text:span></text:p>
          </table:table-cell>
        </table:table-row>
        <table:table-row>
          <table:table-cell table:style-name="Table1.A2" office:value-type="string">
            <text:p text:style-name="P22">1.4.<text:span text:style-name="T20">2.</text:span><text:span text:style-name="T27">3</text:span></text:p>
          </table:table-cell>
          <table:table-cell table:style-name="Table1.A2" office:value-type="string">
            <text:p text:style-name="P24">Να επιτρέπεται η δυνατότητα ελεγχόμενων παρεμβάσεων χρηστών σε τρία επίπεδα : <text:s/>Αμοιβή, Κλιμάκο, Συντελεστή (ποσό) καθώς και άρση της επέμβασης είτε σε όλο το χρονικό διάστημα ισχύος της είτε από άλλη ημερομηνία. Οι παρεμβάσεις αυτές να λαμβάνονται υπόψη (συνυπολογίζονται) στους αυτόματους προσδιορισμούς των εξαρτώμενων αμοιβών (π.χ. μεταβολή βασικού μεταβάλλει το χρονοεπίδομα, τα ωρομίσθια κ.ο.κ). </text:p>
          </table:table-cell>
          <table:table-cell table:style-name="Table1.C2" office:value-type="string">
            <text:p text:style-name="P36"><text:span text:style-name="T36">Τύπος</text:span>:<text:span text:style-name="T20">Achive</text:span></text:p>
            <text:p text:style-name="P39"><text:span text:style-name="T36">Κατηγορία</text:span><text:span text:style-name="T6">: </text:span><text:span text:style-name="T20">Confidentiality</text:span></text:p>
          </table:table-cell>
        </table:table-row>
        <table:table-row>
          <table:table-cell table:style-name="Table1.A2" office:value-type="string">
            <text:p text:style-name="P22">1.4.<text:span text:style-name="T20">2.</text:span><text:span text:style-name="T27">4</text:span></text:p>
          </table:table-cell>
          <table:table-cell table:style-name="Table1.A2" office:value-type="string">
            <text:p text:style-name="P24">Να τηρείται πλήρες Ιστορικό των Επεμβάσεων Χρήστη απεριόριστης διάρκειας.. Οι παρεμβάσεις πρέπει να σημειώνονται σε κάθε εμφάνιση των πληροφοριών έτσι ώστε ο χρήστης να αντιλαμβάνεται την παρέμβαση, το <text:soft-page-break/>είδος της και το χρονικό διάστημα ισχύος της</text:p>
          </table:table-cell>
          <table:table-cell table:style-name="Table1.C2" office:value-type="string">
            <text:p text:style-name="P36"><text:span text:style-name="T36">Τύπος</text:span>:<text:span text:style-name="T20">Achive</text:span></text:p>
            <text:p text:style-name="P39"><text:span text:style-name="T7">Κατηγορία</text:span><text:span text:style-name="T6">: </text:span><text:span text:style-name="T20">Integrity</text:span></text:p>
          </table:table-cell>
        </table:table-row>
        <table:table-row>
          <table:table-cell table:style-name="Table1.A2" office:value-type="string">
            <text:p text:style-name="P22">1.4.<text:span text:style-name="T20">2.6</text:span></text:p>
          </table:table-cell>
          <table:table-cell table:style-name="Table1.A2" office:value-type="string">
            <text:p text:style-name="P24">Πρέπει να διασφαλίζεται πλήρως η συνοχή των πληροφοριών του Ιστορικού Αμοιβών με το Ιστορικό Εκκαθαρίσεων Αποδοχών. Π.χ. εάν μεταβολή δεν συμπεριληφθεί στην τρέχουσα εκκαθάριση θα δημιουργείται αυτόματα αίτηση επεξεργασίας για τον υπολογισμό αναδρομικών διαφορών σε μελλοντική εκκαθάριση. </text:p>
          </table:table-cell>
          <table:table-cell table:style-name="Table1.C2" office:value-type="string">
            <text:p text:style-name="P36"><text:span text:style-name="T36">Τύπος</text:span>:<text:span text:style-name="T20">Achieve</text:span></text:p>
            <text:p text:style-name="P39"><text:span text:style-name="T36">Κατηγορία</text:span><text:span text:style-name="T6">: </text:span><text:span text:style-name="T20">Reliability</text:span></text:p>
          </table:table-cell>
        </table:table-row>
        <table:table-row>
          <table:table-cell table:style-name="Table1.A2" office:value-type="string">
            <text:p text:style-name="P22">1.4.<text:span text:style-name="T20">2.</text:span><text:span text:style-name="T27">7</text:span></text:p>
          </table:table-cell>
          <table:table-cell table:style-name="Table1.A2" office:value-type="string">
            <text:p text:style-name="P24">Να επιτρέπεται η δυνατότητα ελεγχόμενων παρεμβάσεων χρηστών. Οι παρεμβάσεις να σημειώνονται στην εμφάνιση του Ιστορικού ώστε να τις αντιλαμβάνεται ο χρήστης. </text:p>
          </table:table-cell>
          <table:table-cell table:style-name="Table1.C2" office:value-type="string">
            <text:p text:style-name="P36"><text:span text:style-name="T36">Τύπος</text:span>:<text:span text:style-name="T20">Achieve</text:span></text:p>
            <text:p text:style-name="P39"><text:span text:style-name="T36">Κατηγορία</text:span><text:span text:style-name="T6">: </text:span><text:span text:style-name="T20">Convenience</text:span></text:p>
          </table:table-cell>
        </table:table-row>
        <table:table-row>
          <table:table-cell table:style-name="Table1.A2" office:value-type="string">
            <text:p text:style-name="P23">1.4.<text:span text:style-name="T20">2.</text:span><text:span text:style-name="T27">8</text:span></text:p>
          </table:table-cell>
          <table:table-cell table:style-name="Table1.A2" office:value-type="string">
            <text:p text:style-name="P24">Να παρέχονται όλοι οι νόμιμοι δυνατοί τρόποι υπολογισμού Φόρων (ΦΜΥ, κλπ). </text:p>
          </table:table-cell>
          <table:table-cell table:style-name="Table1.C2" office:value-type="string">
            <text:p text:style-name="P37"><text:span text:style-name="T36">Τύπος</text:span>:<text:span text:style-name="T20">Achieve</text:span></text:p>
            <text:p text:style-name="P40"><text:span text:style-name="T36">Κατηγορία</text:span><text:span text:style-name="T6">: </text:span><text:span text:style-name="T21">Device Interface</text:span></text:p>
          </table:table-cell>
        </table:table-row>
        <table:table-row>
          <table:table-cell table:style-name="Table1.A2" office:value-type="string">
            <text:p text:style-name="P23">1.4.<text:span text:style-name="T20">2.</text:span><text:span text:style-name="T27">9</text:span></text:p>
          </table:table-cell>
          <table:table-cell table:style-name="Table1.A2" office:value-type="string">
            <text:p text:style-name="P24">Ο χρήστης πρέπει να είναι σε θέση εύκολα και γρήγορα να διαπιστώνει την ορθότητα και τη συνοχή των πληροφοριών του Ιστορικού Εκκαθαρίσεων. Για το λόγο αυτό είναι απαραίτητη η Καρτέλα (μερίδα) Περιόδου Μισθοδοσίας η οποία θα περιέχει όλες τις Αποδοχές και τις Κρατήσεις / Εισφορές του εργαζόμενου που αφορούν στη συγκεκριμένη Περίοδο Μισθοδοσίας ανεξάρτητα αν υπολογίστηκαν κανονικά ή αναδρομικά (δηλαδή έχουν ενσωματωθεί σε άλλη (άλλες) Εκκαθάριση (σεις)</text:p>
          </table:table-cell>
          <table:table-cell table:style-name="Table1.C2" office:value-type="string">
            <text:p text:style-name="P37"><text:span text:style-name="T36">Τύπος</text:span>:<text:span text:style-name="T20">Achieve</text:span></text:p>
            <text:p text:style-name="P40"><text:span text:style-name="T36">Κατηγορία</text:span><text:span text:style-name="T6">: </text:span><text:span text:style-name="T21">convinience</text:span></text:p>
          </table:table-cell>
        </table:table-row>
        <table:table-row>
          <table:table-cell table:style-name="Table1.A2" office:value-type="string">
            <text:p text:style-name="P12">1.4.<text:span text:style-name="T21">3</text:span></text:p>
          </table:table-cell>
          <table:table-cell table:style-name="Table1.A2" office:value-type="string">
            <text:p text:style-name="P71">Εκκαθαρίσεις <text:s/>Μισθοδοσίας <text:s/></text:p>
          </table:table-cell>
          <table:table-cell table:style-name="Table1.C2" office:value-type="string">
            <text:p text:style-name="P37"/>
          </table:table-cell>
        </table:table-row>
        <table:table-row>
          <table:table-cell table:style-name="Table1.A2" office:value-type="string">
            <text:p text:style-name="P23">1.4.<text:span text:style-name="T21">3.1</text:span></text:p>
          </table:table-cell>
          <table:table-cell table:style-name="Table1.A2" office:value-type="string">
            <text:p text:style-name="P24">Το σύστημα πρέπει να διατηρεί τις εκκρεμότητες επεξεργασίας μέχρι οριστικής και πλήρους εκκαθάρισης. Π.χ. Εκκαθάριση Τακτικών, μόνο, αποδοχών: τυχόν εκκρεμότητες εκκαθαρίσεων από μεταβολές Ειδικών Αποζημιώσεων, <text:s/>Υπερωριών, κλπ διατηρούνται σε εκκρεμότητα μέχρι ο εκκαθαριστής να ορίσει την εκκαθάρισή τους <text:s/></text:p>
          </table:table-cell>
          <table:table-cell table:style-name="Table1.C2" office:value-type="string">
            <text:p text:style-name="P37"><text:span text:style-name="T36">Τύπος</text:span>:<text:span text:style-name="T20">Achieve</text:span></text:p>
            <text:p text:style-name="P40"><text:span text:style-name="T36">Κατηγορία</text:span><text:span text:style-name="T6">: </text:span><text:span text:style-name="T21">Reliability</text:span></text:p>
          </table:table-cell>
        </table:table-row>
        <table:table-row>
          <table:table-cell table:style-name="Table1.A2" office:value-type="string">
            <text:p text:style-name="P23">1.4.<text:span text:style-name="T21">3.1</text:span></text:p>
          </table:table-cell>
          <table:table-cell table:style-name="Table1.A2" office:value-type="string">
            <text:p text:style-name="P24">Όλες οι παραπάνω επιλογές πρέπει να γίνονται από τον υπεύθυνο Μισθοδοσίας χωρίς να καθυστερούν τις σχετικές μεταβολές (οι χρήστες θα κάνουν τις απαραίτητες μεταβολές και ο υπεύθυνος Μισθοδοσίας θα αποφασίζει πότε και πως θα καταβάλλει την εκκαθάρισή τους)</text:p>
          </table:table-cell>
          <table:table-cell table:style-name="Table1.C2" office:value-type="string">
            <text:p text:style-name="P37"><text:span text:style-name="T36">Τύπος</text:span>:<text:span text:style-name="T20">Achieve</text:span></text:p>
            <text:p text:style-name="P40"><text:span text:style-name="T36">Κατηγορία</text:span><text:span text:style-name="T6">: </text:span><text:span text:style-name="T21">Performance/time</text:span></text:p>
          </table:table-cell>
        </table:table-row>
        <table:table-row>
          <table:table-cell table:style-name="Table1.A2" office:value-type="string">
            <text:p text:style-name="P46"><text:span text:style-name="T21">1.4.4</text:span></text:p>
          </table:table-cell>
          <table:table-cell table:style-name="Table1.A2" office:value-type="string">
            <text:p text:style-name="P9">Υπολογισμοί</text:p>
          </table:table-cell>
          <table:table-cell table:style-name="Table1.C2" office:value-type="string">
            <text:p text:style-name="P37"/>
          </table:table-cell>
        </table:table-row>
        <table:table-row>
          <table:table-cell table:style-name="Table1.A2" office:value-type="string">
            <text:p text:style-name="P23">1.4.<text:span text:style-name="T21">4.1</text:span></text:p>
          </table:table-cell>
          <table:table-cell table:style-name="Table1.A2" office:value-type="string">
            <text:p text:style-name="P24">Στην περίπτωση αυτή οι υπολογισμοί πρέπει να λαμβάνουν υπόψη την κατανομή της απασχόλησης με την οποία συνδέεται κάθε αμοιβή: Εάν π.χ. οι υπερωρίες έγιναν μετά την μεταβολή να υπολογίζονται με το νέο ωρομίσθιο </text:p>
          </table:table-cell>
          <table:table-cell table:style-name="Table1.C2" office:value-type="string">
            <text:p text:style-name="P35"><text:span text:style-name="T36">Τύπος</text:span>:<text:span text:style-name="T19">Achive</text:span></text:p>
            <text:p text:style-name="P38"><text:s/><text:span text:style-name="T36">Κατηγορία</text:span><text:span text:style-name="T6">: </text:span><text:span text:style-name="T19">Satisfaction</text:span></text:p>
          </table:table-cell>
        </table:table-row>
        <table:table-row>
          <table:table-cell table:style-name="Table1.A2" office:value-type="string">
            <text:p text:style-name="P46">1.4.<text:span text:style-name="T22">5</text:span></text:p>
          </table:table-cell>
          <table:table-cell table:style-name="Table1.A2" office:value-type="string">
            <text:p text:style-name="P69">Συνδεση με Απασχόληση</text:p>
          </table:table-cell>
          <table:table-cell table:style-name="Table1.C2" office:value-type="string">
            <text:p text:style-name="P35"/>
          </table:table-cell>
        </table:table-row>
        <table:table-row>
          <table:table-cell table:style-name="Table1.A2" office:value-type="string">
            <text:p text:style-name="P79"/>
          </table:table-cell>
          <table:table-cell table:style-name="Table1.A2" office:value-type="string">
            <text:p text:style-name="P51">Λόγω διαφορετικών κριτηρίων απόδοσης ή περικοπής αμοιβών ή και κρατήσεων πρέπει να υπάρχει δυνατότητα, δυναμικής και χωρίς αριθμητικούς περιορισμούς, δημιουργίας Τύπων Μέτρησης Απασχόλησης και Απουσιών και η διασύνδεσή τους με αμοιβές ή κρατήσεις. <text:soft-page-break/>Π.χ. 30στά, 25τα, Ξεχωριστή μέτρηση ημερών Επιδόματος Ευθύνης, Νυκτερινά, Αργίες, Υπερωρίες όλων των τύπων, Ειδικού τύπου αποζημιώσεις (π.χ. συνεργατών) κ.α </text:p>
          </table:table-cell>
          <table:table-cell table:style-name="Table1.C2" office:value-type="string">
            <text:p text:style-name="P64"><text:span text:style-name="T36">Τύπος</text:span>:<text:span text:style-name="T19">Achive</text:span></text:p>
            <text:p text:style-name="P53"><text:span text:style-name="T36">Κατηγορία</text:span><text:span text:style-name="T6">: </text:span><text:span text:style-name="T19">Satisfaction</text:span></text:p>
          </table:table-cell>
        </table:table-row>
        <table:table-row>
          <table:table-cell table:style-name="Table1.A2" office:value-type="string">
            <text:p text:style-name="P80">1.4.<text:span text:style-name="T28">6</text:span></text:p>
          </table:table-cell>
          <table:table-cell table:style-name="Table1.A2" office:value-type="string">
            <text:p text:style-name="P69">Διασυνδέσεις με ΕΑΠ, ΙΚΑ, Ασφαλιστικά Ταμεία </text:p>
          </table:table-cell>
          <table:table-cell table:style-name="Table1.C2" office:value-type="string">
            <text:p text:style-name="P65"><text:span text:style-name="T36">Τύπος</text:span>:<text:span text:style-name="T28">Maintain</text:span></text:p>
            <text:p text:style-name="P54"><text:span text:style-name="T36">Κατηγορία</text:span><text:span text:style-name="T6">: </text:span><text:span text:style-name="T28">Software Intercompatibility</text:span></text:p>
          </table:table-cell>
        </table:table-row>
        <table:table-row>
          <table:table-cell table:style-name="Table1.A2" office:value-type="string">
            <text:p text:style-name="P74">1.4.6.1</text:p>
          </table:table-cell>
          <table:table-cell table:style-name="Table1.A2" office:value-type="string">
            <text:p text:style-name="P51">Εύκολος και φιλικός τρόπος υποβολής – συμφωνίας πληρωμών σε ΕΑΠ με τήρηση πλήρους ιστορικού πληρωμών. Κάλυψη όλων των απαιτήσεων ΕΑΠ. </text:p>
          </table:table-cell>
          <table:table-cell table:style-name="Table1.C2" office:value-type="string">
            <text:p text:style-name="P65"><text:span text:style-name="T36">Τύπος</text:span>:<text:span text:style-name="T28">Maintain</text:span></text:p>
            <text:p text:style-name="P54"><text:span text:style-name="T36">Κατηγορία</text:span><text:span text:style-name="T6">: </text:span><text:span text:style-name="T28">Usability</text:span></text:p>
          </table:table-cell>
        </table:table-row>
        <table:table-row>
          <table:table-cell table:style-name="Table1.A2" office:value-type="string">
            <text:p text:style-name="P16">1.4.<text:span text:style-name="T28">7</text:span></text:p>
          </table:table-cell>
          <table:table-cell table:style-name="Table1.A2" office:value-type="string">
            <text:p text:style-name="P9">Παραμετροποίηση</text:p>
          </table:table-cell>
          <table:table-cell table:style-name="Table1.C2" office:value-type="string">
            <text:p text:style-name="P40"/>
          </table:table-cell>
        </table:table-row>
        <table:table-row>
          <table:table-cell table:style-name="Table1.A2" office:value-type="string">
            <text:p text:style-name="P23">1.4.<text:span text:style-name="T28">7</text:span><text:span text:style-name="T21">.1</text:span></text:p>
          </table:table-cell>
          <table:table-cell table:style-name="Table1.A2" office:value-type="string">
            <text:p text:style-name="P24">Το σύστημα πρέπει να είναι πλήρως παραμετρικό. Οι μεταβολές ΣΣΕ, Νόμων και Κανονισμών πρέπει να γίνονται με τρόπο φιλικό και χωρίς ανάγκη τροποποίησης προγραμμάτων ακόμη και σε περίπτωση αλλαγής της λογικής δόμησης των ΣΣΕ (σύνδεση με κριτήρια) </text:p>
          </table:table-cell>
          <table:table-cell table:style-name="Table1.C2" office:value-type="string">
            <text:p text:style-name="P37"><text:span text:style-name="T36">Τύπος</text:span>:<text:span text:style-name="T19">Achive</text:span></text:p>
            <text:p text:style-name="P40"><text:s/><text:span text:style-name="T36">Κατηγορία</text:span><text:span text:style-name="T6">: </text:span><text:span text:style-name="T28">Device Interface</text:span></text:p>
          </table:table-cell>
        </table:table-row>
        <table:table-row>
          <table:table-cell table:style-name="Table1.A2" office:value-type="string">
            <text:p text:style-name="P72">1.4.8</text:p>
          </table:table-cell>
          <table:table-cell table:style-name="Table1.A2" office:value-type="string">
            <text:p text:style-name="P89"><text:span text:style-name="T2">Παραγωγή Αναφορών </text:span></text:p>
          </table:table-cell>
          <table:table-cell table:style-name="Table1.C2" office:value-type="string">
            <text:p text:style-name="P40"/>
          </table:table-cell>
        </table:table-row>
        <table:table-row>
          <table:table-cell table:style-name="Table1.A2" office:value-type="string">
            <text:p text:style-name="P74">1.4.8.1</text:p>
          </table:table-cell>
          <table:table-cell table:style-name="Table1.A2" office:value-type="string">
            <text:p text:style-name="P24">Είναι απαραίτητο ένα σύστημα παραγωγής αναφορών σε οθόνη ή εκτυπωτή ή σε Αρχείο για εκμετάλλευση από άλλες εφαρμογές (excel, word, xml, acrobat κλπ) </text:p>
          </table:table-cell>
          <table:table-cell table:style-name="Table1.C2" office:value-type="string">
            <text:p text:style-name="P65"><text:span text:style-name="T36">Τύπος</text:span>:<text:span text:style-name="T19">Achive</text:span></text:p>
            <text:p text:style-name="P54"><text:s/><text:span text:style-name="T36">Κατηγορία</text:span><text:span text:style-name="T6">: </text:span><text:span text:style-name="T28">compliance</text:span></text:p>
          </table:table-cell>
        </table:table-row>
        <table:table-row>
          <table:table-cell table:style-name="Table1.A2" office:value-type="string">
            <text:p text:style-name="P72">1.4.9</text:p>
          </table:table-cell>
          <table:table-cell table:style-name="Table1.A2" office:value-type="string">
            <text:p text:style-name="P9">Σύστημα Ταξιδίων Οδοιπορικών </text:p>
          </table:table-cell>
          <table:table-cell table:style-name="Table1.C2" office:value-type="string">
            <text:p text:style-name="P40"/>
          </table:table-cell>
        </table:table-row>
        <table:table-row>
          <table:table-cell table:style-name="Table1.A2" office:value-type="string">
            <text:p text:style-name="P75">1.4.9.<text:span text:style-name="T42">1</text:span></text:p>
          </table:table-cell>
          <table:table-cell table:style-name="Table1.A2" office:value-type="string">
            <text:p text:style-name="P88">Παροχή παραστατικών (Αποφάσεων – Εκκαθαρίσεων) στο Λογιστικό Σύστημα </text:p>
          </table:table-cell>
          <table:table-cell table:style-name="Table1.C2" office:value-type="string">
            <text:p text:style-name="P66"><text:span text:style-name="T36">Τύπος</text:span>:<text:span text:style-name="T19">Achive</text:span></text:p>
            <text:p text:style-name="P56"><text:s/><text:span text:style-name="T36">Κατηγορία</text:span><text:span text:style-name="T4">: </text:span><text:span text:style-name="T29">Stim-Responece</text:span></text:p>
          </table:table-cell>
        </table:table-row>
        <table:table-row>
          <table:table-cell table:style-name="Table1.A2" office:value-type="string">
            <text:p text:style-name="P73">1.5</text:p>
          </table:table-cell>
          <table:table-cell table:style-name="Table1.A2" office:value-type="string">
            <text:p text:style-name="P73">ΥΠΟΣΥΣΤΗΜΑ ΟΔΟΙΠΟΡΙΚΩΝ </text:p>
          </table:table-cell>
          <table:table-cell table:style-name="Table1.C2" office:value-type="string">
            <text:p text:style-name="P40"/>
          </table:table-cell>
        </table:table-row>
        <table:table-row>
          <table:table-cell table:style-name="Table1.A2" office:value-type="string">
            <text:p text:style-name="P77">1.5.1</text:p>
          </table:table-cell>
          <table:table-cell table:style-name="Table1.A2" office:value-type="string">
            <text:p text:style-name="P70">ΓΕΝΙΚΑ</text:p>
          </table:table-cell>
          <table:table-cell table:style-name="Table1.C2" office:value-type="string">
            <text:p text:style-name="P40"/>
          </table:table-cell>
        </table:table-row>
        <table:table-row>
          <table:table-cell table:style-name="Table1.A2" office:value-type="string">
            <text:p text:style-name="P77">1.5.1.<text:span text:style-name="T43">1</text:span></text:p>
          </table:table-cell>
          <table:table-cell table:style-name="Table1.A2" office:value-type="string">
            <text:p text:style-name="P24">Το σύστημα Οδοιπορικών θα έχει σκοπό την μηχανογραφική καταγραφή και παρακολούθηση των υπηρεσιακών ταξιδίων του προσωπικού </text:p>
          </table:table-cell>
          <table:table-cell table:style-name="Table1.C2" office:value-type="string">
            <text:p text:style-name="P66"><text:span text:style-name="T36">Τύπος</text:span>:<text:span text:style-name="T19">Achive</text:span></text:p>
            <text:p text:style-name="P56"><text:s/><text:span text:style-name="T36">Κατηγορία</text:span><text:span text:style-name="T4">: </text:span><text:span text:style-name="T29">Satisfaction</text:span></text:p>
          </table:table-cell>
        </table:table-row>
        <table:table-row>
          <table:table-cell table:style-name="Table1.A2" office:value-type="string">
            <text:p text:style-name="P77">1.5.1.<text:span text:style-name="T43">2</text:span></text:p>
          </table:table-cell>
          <table:table-cell table:style-name="Table1.A2" office:value-type="string">
            <text:p text:style-name="P9"><text:span text:style-name="T40">Προβολή αναλυτικών στοιχείων δαπάνης (Έξοδα μετακινήσεων, διαμονής και διατροφής και αποζημίωσης)</text:span> </text:p>
          </table:table-cell>
          <table:table-cell table:style-name="Table1.C2" office:value-type="string">
            <text:p text:style-name="P66"><text:span text:style-name="T36">Τύπος</text:span>:<text:span text:style-name="T19">Achive</text:span></text:p>
            <text:p text:style-name="P56"><text:span text:style-name="T36">Κατηγορία</text:span><text:span text:style-name="T6">: </text:span><text:span text:style-name="T28">Usability</text:span></text:p>
          </table:table-cell>
        </table:table-row>
        <table:table-row>
          <table:table-cell table:style-name="Table1.A2" office:value-type="string">
            <text:p text:style-name="P77">1.5.2</text:p>
          </table:table-cell>
          <table:table-cell table:style-name="Table1.A2" office:value-type="string">
            <text:p text:style-name="P9">Παραστατικά Δαπανών </text:p>
          </table:table-cell>
          <table:table-cell table:style-name="Table1.C2" office:value-type="string">
            <text:p text:style-name="P66"/>
          </table:table-cell>
        </table:table-row>
        <table:table-row>
          <table:table-cell table:style-name="Table1.A2" office:value-type="string">
            <text:p text:style-name="P59">1.5.2.1</text:p>
          </table:table-cell>
          <table:table-cell table:style-name="Table1.A2" office:value-type="string">
            <text:p text:style-name="P24">Τυχόν άλλη δοσοληψία (π.χ. επιστροφή χρημάτων, ή καταβολή επιπλέον) γίνονται με παραστατικά της ΕΡΤ, χωρίς ανάγκη παρεμβολής τρίτου (προμηθευτή ή πιστωτή). </text:p>
          </table:table-cell>
          <table:table-cell table:style-name="Table1.C2" office:value-type="string">
            <text:p text:style-name="P67"><text:span text:style-name="T36">Τύπος</text:span>:<text:span text:style-name="T30">SoftGoal</text:span></text:p>
            <text:p text:style-name="P57"><text:span text:style-name="T36">Κατηγορία</text:span><text:span text:style-name="T6">: </text:span><text:span text:style-name="T8">Time</text:span></text:p>
          </table:table-cell>
        </table:table-row>
        <table:table-row>
          <table:table-cell table:style-name="Table1.A2" office:value-type="string">
            <text:p text:style-name="P12">1.<text:span text:style-name="T30">6</text:span></text:p>
          </table:table-cell>
          <table:table-cell table:style-name="Table1.A2" office:value-type="string">
            <text:p text:style-name="P9">Υποσύστημα Εκπαίδευσης </text:p>
          </table:table-cell>
          <table:table-cell table:style-name="Table1.C2" office:value-type="string">
            <text:p text:style-name="P5"/>
          </table:table-cell>
        </table:table-row>
        <table:table-row>
          <table:table-cell table:style-name="Table1.A2" office:value-type="string">
            <text:p text:style-name="P78">1.6.1</text:p>
          </table:table-cell>
          <table:table-cell table:style-name="Table1.A2" office:value-type="string">
            <text:p text:style-name="P5">Διαχείριση των σεμιναρίων και γενικότερα της εκπαίδευσης των εργαζομένων </text:p>
          </table:table-cell>
          <table:table-cell table:style-name="Table1.C2" office:value-type="string">
            <text:p text:style-name="P67"><text:span text:style-name="T36">Τύπος</text:span>:<text:span text:style-name="T19">Achive</text:span></text:p>
            <text:p text:style-name="P57"><text:s/><text:span text:style-name="T36">Κατηγορία</text:span><text:span text:style-name="T4">: </text:span><text:span text:style-name="T29">Satisfaction</text:span></text:p>
          </table:table-cell>
        </table:table-row>
        <table:table-row>
          <table:table-cell table:style-name="Table1.A2" office:value-type="string">
            <text:p text:style-name="P78">1.6.2</text:p>
          </table:table-cell>
          <table:table-cell table:style-name="Table1.A2" office:value-type="string">
            <text:p text:style-name="P5">Αξιολόγηση σεμιναρίου, εισηγητή, εργαζομένων </text:p>
          </table:table-cell>
          <table:table-cell table:style-name="Table1.C2" office:value-type="string">
            <text:p text:style-name="P67"><text:span text:style-name="T36">Τύπος</text:span>:<text:span text:style-name="T19">Achive</text:span></text:p>
            <text:p text:style-name="P57"><text:s/><text:span text:style-name="T36">Κατηγορία</text:span><text:span text:style-name="T4">: </text:span><text:span text:style-name="T29">Satisfaction</text:span></text:p>
          </table:table-cell>
        </table:table-row>
        <table:table-row>
          <table:table-cell table:style-name="Table1.A2" office:value-type="string">
            <text:p text:style-name="P12">1.<text:span text:style-name="T30">7</text:span></text:p>
          </table:table-cell>
          <table:table-cell table:style-name="Table1.A2" office:value-type="string">
            <text:p text:style-name="P9">Υποσύστημα Αξιολόγησης </text:p>
          </table:table-cell>
          <table:table-cell table:style-name="Table1.C2" office:value-type="string">
            <text:p text:style-name="P5"/>
          </table:table-cell>
        </table:table-row>
        <table:table-row>
          <table:table-cell table:style-name="Table1.A2" office:value-type="string">
            <text:p text:style-name="P6">1.7.<text:span text:style-name="T30">1</text:span></text:p>
          </table:table-cell>
          <table:table-cell table:style-name="Table1.A2" office:value-type="string">
            <text:p text:style-name="P5">Διαχείριση αξιολόγησης των εργαζομένων </text:p>
          </table:table-cell>
          <table:table-cell table:style-name="Table1.C2" office:value-type="string">
            <text:p text:style-name="P67"><text:span text:style-name="T36">Τύπος</text:span>:<text:span text:style-name="T19">Achive</text:span></text:p>
            <text:p text:style-name="P57"><text:s/><text:span text:style-name="T36">Κατηγορία</text:span><text:span text:style-name="T4">: </text:span><text:span text:style-name="T29">Satisfaction</text:span></text:p>
          </table:table-cell>
        </table:table-row>
        <table:table-row>
          <table:table-cell table:style-name="Table1.A2" office:value-type="string">
            <text:p text:style-name="P78">1.7.2</text:p>
          </table:table-cell>
          <table:table-cell table:style-name="Table1.A2" office:value-type="string">
            <text:p text:style-name="P5">Εισαγωγή των ερωτηματολογίων αξιολόγησης και επεξεργασία τους </text:p>
          </table:table-cell>
          <table:table-cell table:style-name="Table1.C2" office:value-type="string">
            <text:p text:style-name="P68"><text:span text:style-name="T36">Τύπος</text:span>:<text:span text:style-name="T19">Achive</text:span></text:p>
            <text:p text:style-name="P58"><text:s/><text:span text:style-name="T36">Κατηγορία</text:span><text:span text:style-name="T4">: </text:span><text:span text:style-name="T29">Satisfaction</text:span></text:p>
          </table:table-cell>
        </table:table-row>
      </table:table>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style:font-name="Liberation Serif" fo:font-size="12pt" fo:language="el" fo:country="G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31T16:05:32.541000000</meta:creation-date>
    <dc:date>2018-11-05T14:59:45.900000000</dc:date>
    <meta:editing-duration>PT7H54M42S</meta:editing-duration>
    <meta:editing-cycles>15</meta:editing-cycles>
    <meta:generator>LibreOffice/5.4.3.2$Windows_x86 LibreOffice_project/92a7159f7e4af62137622921e809f8546db437e5</meta:generator>
    <meta:document-statistic meta:table-count="1" meta:image-count="0" meta:object-count="0" meta:page-count="8" meta:paragraph-count="315" meta:word-count="2111" meta:character-count="17193" meta:non-whitespace-character-count="15243"/>
  </office:meta>
</office:document-meta>
</file>